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6.2988in" svg:height="3.5429in" svg:x="6.2835in" svg:y="0.1783in">
            <draw:object draw:notify-on-update-of-ranges="out.A2:out.A92 out.B1:out.B1 out.B2:out.B92 out.A2:out.A92 out.C1:out.C1 out.C2:out.C92 out.A2:out.A92 out.D1:out.D1 out.D2:out.D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3591in" svg:y="0.1783in">
            <draw:object draw:notify-on-update-of-ranges="out.A2:out.A92 out.B1:out.B1 out.B2:out.B92 out.G32:out.G123 out.H31:out.H31 out.H32:out.H1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erature (K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516026902229661" calcext:value-type="float">
            <text:p>0.516026902229661</text:p>
          </table:table-cell>
          <table:table-cell office:value-type="float" office:value="0.00273703342013222" calcext:value-type="float">
            <text:p>0.00273703342013222</text:p>
          </table:table-cell>
          <table:table-cell table:number-columns-repeated="1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0.541587256459894" calcext:value-type="float">
            <text:p>0.541587256459894</text:p>
          </table:table-cell>
          <table:table-cell office:value-type="float" office:value="0.00489416646216477" calcext:value-type="float">
            <text:p>0.00489416646216477</text:p>
          </table:table-cell>
          <table:table-cell table:number-columns-repeated="1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.565707187001559" calcext:value-type="float">
            <text:p>0.565707187001559</text:p>
          </table:table-cell>
          <table:table-cell office:value-type="float" office:value="0.0079929184197186" calcext:value-type="float">
            <text:p>0.0079929184197186</text:p>
          </table:table-cell>
          <table:table-cell table:number-columns-repeated="1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0.58836966331578" calcext:value-type="float">
            <text:p>0.58836966331578</text:p>
          </table:table-cell>
          <table:table-cell office:value-type="float" office:value="0.0121546467398959" calcext:value-type="float">
            <text:p>0.0121546467398959</text:p>
          </table:table-cell>
          <table:table-cell table:number-columns-repeated="1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0.609610630688829" calcext:value-type="float">
            <text:p>0.609610630688829</text:p>
          </table:table-cell>
          <table:table-cell office:value-type="float" office:value="0.017456330087811" calcext:value-type="float">
            <text:p>0.017456330087811</text:p>
          </table:table-cell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629495369769015" calcext:value-type="float">
            <text:p>0.629495369769015</text:p>
          </table:table-cell>
          <table:table-cell office:value-type="float" office:value="0.023932143516144" calcext:value-type="float">
            <text:p>0.023932143516144</text:p>
          </table:table-cell>
          <table:table-cell table:number-columns-repeated="1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.648103887948564" calcext:value-type="float">
            <text:p>0.648103887948564</text:p>
          </table:table-cell>
          <table:table-cell office:value-type="float" office:value="0.0315788547181944" calcext:value-type="float">
            <text:p>0.0315788547181944</text:p>
          </table:table-cell>
          <table:table-cell table:number-columns-repeated="1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office:value-type="float" office:value="0.66552196328197" calcext:value-type="float">
            <text:p>0.66552196328197</text:p>
          </table:table-cell>
          <table:table-cell office:value-type="float" office:value="0.0403629366674566" calcext:value-type="float">
            <text:p>0.0403629366674566</text:p>
          </table:table-cell>
          <table:table-cell table:number-columns-repeated="1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0.681835755054546" calcext:value-type="float">
            <text:p>0.681835755054546</text:p>
          </table:table-cell>
          <table:table-cell office:value-type="float" office:value="0.0502279542055325" calcext:value-type="float">
            <text:p>0.0502279542055325</text:p>
          </table:table-cell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office:value-type="float" office:value="0.697128666722904" calcext:value-type="float">
            <text:p>0.697128666722904</text:p>
          </table:table-cell>
          <table:table-cell office:value-type="float" office:value="0.0611013791525297" calcext:value-type="float">
            <text:p>0.0611013791525297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711479625893937" calcext:value-type="float">
            <text:p>0.711479625893937</text:p>
          </table:table-cell>
          <table:table-cell office:value-type="float" office:value="0.0729004278778451" calcext:value-type="float">
            <text:p>0.0729004278778451</text:p>
          </table:table-cell>
          <table:table-cell table:number-columns-repeated="1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0.724962248547787" calcext:value-type="float">
            <text:p>0.724962248547787</text:p>
          </table:table-cell>
          <table:table-cell office:value-type="float" office:value="0.0855367992051827" calcext:value-type="float">
            <text:p>0.0855367992051827</text:p>
          </table:table-cell>
          <table:table-cell table:number-columns-repeated="1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0.73764454735609" calcext:value-type="float">
            <text:p>0.73764454735609</text:p>
          </table:table-cell>
          <table:table-cell office:value-type="float" office:value="0.098920353877155" calcext:value-type="float">
            <text:p>0.098920353877155</text:p>
          </table:table-cell>
          <table:table-cell table:number-columns-repeated="1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0.749588967128624" calcext:value-type="float">
            <text:p>0.749588967128624</text:p>
          </table:table-cell>
          <table:table-cell office:value-type="float" office:value="0.112961857836213" calcext:value-type="float">
            <text:p>0.112961857836213</text:p>
          </table:table-cell>
          <table:table-cell table:number-columns-repeated="1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0.760852609391168" calcext:value-type="float">
            <text:p>0.760852609391168</text:p>
          </table:table-cell>
          <table:table-cell office:value-type="float" office:value="0.127574941415262" calcext:value-type="float">
            <text:p>0.127574941415262</text:p>
          </table:table-cell>
          <table:table-cell table:number-columns-repeated="1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771487558814806" calcext:value-type="float">
            <text:p>0.771487558814806</text:p>
          </table:table-cell>
          <table:table-cell office:value-type="float" office:value="0.142677427255141" calcext:value-type="float">
            <text:p>0.142677427255141</text:p>
          </table:table-cell>
          <table:table-cell table:number-columns-repeated="1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float" office:value="0.781541256826617" calcext:value-type="float">
            <text:p>0.781541256826617</text:p>
          </table:table-cell>
          <table:table-cell office:value-type="float" office:value="0.158192165742121" calcext:value-type="float">
            <text:p>0.158192165742121</text:p>
          </table:table-cell>
          <table:table-cell table:number-columns-repeated="1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.791056888702702" calcext:value-type="float">
            <text:p>0.791056888702702</text:p>
          </table:table-cell>
          <table:table-cell office:value-type="float" office:value="0.174047496702391" calcext:value-type="float">
            <text:p>0.174047496702391</text:p>
          </table:table-cell>
          <table:table-cell table:number-columns-repeated="1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0.800073763915276" calcext:value-type="float">
            <text:p>0.800073763915276</text:p>
          </table:table-cell>
          <table:table-cell office:value-type="float" office:value="0.19017743492842" calcext:value-type="float">
            <text:p>0.19017743492842</text:p>
          </table:table-cell>
          <table:table-cell table:number-columns-repeated="1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office:value-type="float" office:value="0.808627678130385" calcext:value-type="float">
            <text:p>0.808627678130385</text:p>
          </table:table-cell>
          <table:table-cell office:value-type="float" office:value="0.206521657381185" calcext:value-type="float">
            <text:p>0.206521657381185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816751250740186" calcext:value-type="float">
            <text:p>0.816751250740186</text:p>
          </table:table-cell>
          <table:table-cell office:value-type="float" office:value="0.223025352722749" calcext:value-type="float">
            <text:p>0.223025352722749</text:p>
          </table:table-cell>
          <table:table-cell table:number-columns-repeated="1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0.824474235266857" calcext:value-type="float">
            <text:p>0.824474235266857</text:p>
          </table:table-cell>
          <table:table-cell office:value-type="float" office:value="0.239638979490583" calcext:value-type="float">
            <text:p>0.239638979490583</text:p>
          </table:table-cell>
          <table:table-cell table:number-columns-repeated="1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0.831823802109064" calcext:value-type="float">
            <text:p>0.831823802109064</text:p>
          </table:table-cell>
          <table:table-cell office:value-type="float" office:value="0.256317967613047" calcext:value-type="float">
            <text:p>0.256317967613047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Red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Gree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lue</text:p>
          </table:table-cell>
          <table:covered-table-cell table:style-name="ce4"/>
          <table:table-cell table:number-columns-repeated="2"/>
          <table:table-cell table:style-name="ce1" office:value-type="string" calcext:value-type="string" table:number-columns-spanned="2" table:number-rows-spanned="1">
            <text:p>LINEST Data</text:p>
          </table:table-cell>
          <table:covered-table-cell table:style-name="ce7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float" office:value="0.838824794381194" calcext:value-type="float">
            <text:p>0.838824794381194</text:p>
          </table:table-cell>
          <table:table-cell office:value-type="float" office:value="0.273022388775751" calcext:value-type="float">
            <text:p>0.273022388775751</text:p>
          </table:table-cell>
          <table:table-cell table:number-columns-repeated="2"/>
          <table:table-cell table:style-name="ce2" table:number-matrix-columns-spanned="2" table:number-matrix-rows-spanned="5" table:formula="of:=LINEST([.B2:.B92];[.A2:.A92];1;1)" office:value-type="float" office:value="-0.00000022005633347738" calcext:value-type="float">
            <text:p>-2.20056333477381E-07</text:p>
          </table:table-cell>
          <table:table-cell table:style-name="ce5" office:value-type="float" office:value="1.00085452549053" calcext:value-type="float">
            <text:p>1.00085452549053</text:p>
          </table:table-cell>
          <table:table-cell table:style-name="ce2" table:number-matrix-columns-spanned="2" table:number-matrix-rows-spanned="5" table:formula="of:=LINEST([.C2:.C92];[.A2:.A92];1;1)" office:value-type="float" office:value="0.0000419689153998873" calcext:value-type="float">
            <text:p>4.19689153998873E-05</text:p>
          </table:table-cell>
          <table:table-cell table:style-name="ce5" office:value-type="float" office:value="0.657922994029473" calcext:value-type="float">
            <text:p>0.657922994029473</text:p>
          </table:table-cell>
          <table:table-cell table:style-name="ce2" table:number-matrix-columns-spanned="2" table:number-matrix-rows-spanned="5" table:formula="of:=LINEST([.D2:.D92];[.A2:.A92];1;1)" office:value-type="float" office:value="0.000120921970780135" calcext:value-type="float">
            <text:p>0.000120921970780135</text:p>
          </table:table-cell>
          <table:table-cell table:style-name="ce5" office:value-type="float" office:value="-0.115476773239992" calcext:value-type="float">
            <text:p>-0.115476773239992</text:p>
          </table:table-cell>
          <table:table-cell table:number-columns-repeated="2"/>
          <table:table-cell table:style-name="ce2" office:value-type="string" calcext:value-type="string">
            <text:p>Slope</text:p>
          </table:table-cell>
          <table:table-cell table:style-name="ce5" office:value-type="string" calcext:value-type="string">
            <text:p>Y-Intercept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" calcext:value-type="float">
            <text:p>1</text:p>
          </table:table-cell>
          <table:table-cell office:value-type="float" office:value="0.845499958323546" calcext:value-type="float">
            <text:p>0.845499958323546</text:p>
          </table:table-cell>
          <table:table-cell office:value-type="float" office:value="0.289716614007588" calcext:value-type="float">
            <text:p>0.289716614007588</text:p>
          </table:table-cell>
          <table:table-cell table:number-columns-repeated="2"/>
          <table:table-cell table:style-name="ce2" office:value-type="float" office:value="0.00000004705054439274" calcext:value-type="float">
            <text:p>4.70505443927421E-08</text:p>
          </table:table-cell>
          <table:table-cell table:style-name="ce5" office:value-type="float" office:value="0.00028677683132067" calcext:value-type="float">
            <text:p>0.00028677683132067</text:p>
          </table:table-cell>
          <table:table-cell table:style-name="ce2" office:value-type="float" office:value="0.00000216143110307817" calcext:value-type="float">
            <text:p>2.16143110307817E-06</text:p>
          </table:table-cell>
          <table:table-cell table:style-name="ce5" office:value-type="float" office:value="0.013174095451153" calcext:value-type="float">
            <text:p>0.013174095451153</text:p>
          </table:table-cell>
          <table:table-cell table:style-name="ce2" office:value-type="float" office:value="0.00000177412954553777" calcext:value-type="float">
            <text:p>1.77412954553777E-06</text:p>
          </table:table-cell>
          <table:table-cell table:style-name="ce5" office:value-type="float" office:value="0.0108134614803774" calcext:value-type="float">
            <text:p>0.0108134614803774</text:p>
          </table:table-cell>
          <table:table-cell table:number-columns-repeated="2"/>
          <table:table-cell table:style-name="ce2" office:value-type="string" calcext:value-type="string">
            <text:p>Slope Standard Error</text:p>
          </table:table-cell>
          <table:table-cell table:style-name="ce5" office:value-type="string" calcext:value-type="string">
            <text:p>Y-Intercept Standard Error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0.851870150136383" calcext:value-type="float">
            <text:p>0.851870150136383</text:p>
          </table:table-cell>
          <table:table-cell office:value-type="float" office:value="0.306368971392476" calcext:value-type="float">
            <text:p>0.306368971392476</text:p>
          </table:table-cell>
          <table:table-cell table:number-columns-repeated="2"/>
          <table:table-cell table:style-name="ce2" office:value-type="float" office:value="0.197290741550719" calcext:value-type="float">
            <text:p>0.197290741550719</text:p>
          </table:table-cell>
          <table:table-cell table:style-name="ce5" office:value-type="float" office:value="0.00117898938315558" calcext:value-type="float">
            <text:p>0.00117898938315558</text:p>
          </table:table-cell>
          <table:table-cell table:style-name="ce2" office:value-type="float" office:value="0.809024028199784" calcext:value-type="float">
            <text:p>0.809024028199784</text:p>
          </table:table-cell>
          <table:table-cell table:style-name="ce5" office:value-type="float" office:value="0.0541609954962498" calcext:value-type="float">
            <text:p>0.0541609954962498</text:p>
          </table:table-cell>
          <table:table-cell table:style-name="ce2" office:value-type="float" office:value="0.981202126995007" calcext:value-type="float">
            <text:p>0.981202126995007</text:p>
          </table:table-cell>
          <table:table-cell table:style-name="ce5" office:value-type="float" office:value="0.0444560190647724" calcext:value-type="float">
            <text:p>0.0444560190647724</text:p>
          </table:table-cell>
          <table:table-cell table:number-columns-repeated="2"/>
          <table:table-cell table:style-name="ce2" office:value-type="string" calcext:value-type="string">
            <text:p>Determination Coefficient</text:p>
          </table:table-cell>
          <table:table-cell table:style-name="ce5" office:value-type="string" calcext:value-type="string">
            <text:p>Y Estimate Standard Error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0.85795452124208" calcext:value-type="float">
            <text:p>0.85795452124208</text:p>
          </table:table-cell>
          <table:table-cell office:value-type="float" office:value="0.322951412693314" calcext:value-type="float">
            <text:p>0.322951412693314</text:p>
          </table:table-cell>
          <table:table-cell table:number-columns-repeated="2"/>
          <table:table-cell table:style-name="ce2" office:value-type="float" office:value="21.8745153530872" calcext:value-type="float">
            <text:p>21.8745153530872</text:p>
          </table:table-cell>
          <table:table-cell table:style-name="ce5" office:value-type="float" office:value="89" calcext:value-type="float">
            <text:p>89</text:p>
          </table:table-cell>
          <table:table-cell table:style-name="ce2" office:value-type="float" office:value="377.027213586351" calcext:value-type="float">
            <text:p>377.027213586351</text:p>
          </table:table-cell>
          <table:table-cell table:style-name="ce5" office:value-type="float" office:value="89" calcext:value-type="float">
            <text:p>89</text:p>
          </table:table-cell>
          <table:table-cell table:style-name="ce2" office:value-type="float" office:value="4645.57821405427" calcext:value-type="float">
            <text:p>4645.57821405427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2"/>
          <table:table-cell table:style-name="ce2" office:value-type="string" calcext:value-type="string">
            <text:p>F Statistic</text:p>
          </table:table-cell>
          <table:table-cell table:style-name="ce5" office:value-type="string" calcext:value-type="string">
            <text:p>Degrees of Freedom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" calcext:value-type="float">
            <text:p>1</text:p>
          </table:table-cell>
          <table:table-cell office:value-type="float" office:value="0.863770683992272" calcext:value-type="float">
            <text:p>0.863770683992272</text:p>
          </table:table-cell>
          <table:table-cell office:value-type="float" office:value="0.33943919461111" calcext:value-type="float">
            <text:p>0.33943919461111</text:p>
          </table:table-cell>
          <table:table-cell table:number-columns-repeated="2"/>
          <table:table-cell table:style-name="ce3" office:value-type="float" office:value="0.0000304059255804129" calcext:value-type="float">
            <text:p>3.04059255804129E-05</text:p>
          </table:table-cell>
          <table:table-cell table:style-name="ce6" office:value-type="float" office:value="0.000123711420937828" calcext:value-type="float">
            <text:p>0.000123711420937828</text:p>
          </table:table-cell>
          <table:table-cell table:style-name="ce3" office:value-type="float" office:value="1.10597669299535" calcext:value-type="float">
            <text:p>1.10597669299535</text:p>
          </table:table-cell>
          <table:table-cell table:style-name="ce6" office:value-type="float" office:value="0.261073795549886" calcext:value-type="float">
            <text:p>0.261073795549886</text:p>
          </table:table-cell>
          <table:table-cell table:style-name="ce3" office:value-type="float" office:value="9.18123104259527" calcext:value-type="float">
            <text:p>9.18123104259527</text:p>
          </table:table-cell>
          <table:table-cell table:style-name="ce6" office:value-type="float" office:value="0.175894049166779" calcext:value-type="float">
            <text:p>0.175894049166779</text:p>
          </table:table-cell>
          <table:table-cell table:number-columns-repeated="2"/>
          <table:table-cell table:style-name="ce3" office:value-type="string" calcext:value-type="string">
            <text:p>Regression Sum of Squares</text:p>
          </table:table-cell>
          <table:table-cell table:style-name="ce6" office:value-type="string" calcext:value-type="string">
            <text:p>Residual Sum of Squares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0.86933485976672" calcext:value-type="float">
            <text:p>0.86933485976672</text:p>
          </table:table-cell>
          <table:table-cell office:value-type="float" office:value="0.355810578156946" calcext:value-type="float">
            <text:p>0.355810578156946</text:p>
          </table:table-cell>
          <table:table-cell table:number-columns-repeated="1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0.874662011293384" calcext:value-type="float">
            <text:p>0.874662011293384</text:p>
          </table:table-cell>
          <table:table-cell office:value-type="float" office:value="0.372046547995401" calcext:value-type="float">
            <text:p>0.37204654799540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Red Regression</text:p>
          </table:table-cell>
          <table:table-cell table:number-columns-repeated="8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.87976596087854" calcext:value-type="float">
            <text:p>0.87976596087854</text:p>
          </table:table-cell>
          <table:table-cell office:value-type="float" office:value="0.388130552472602" calcext:value-type="float">
            <text:p>0.388130552472602</text:p>
          </table:table-cell>
          <table:table-cell table:number-columns-repeated="2"/>
          <table:table-cell table:formula="of:=[.A2]" office:value-type="float" office:value="1000" calcext:value-type="float">
            <text:p>1000</text:p>
          </table:table-cell>
          <table:table-cell table:formula="of:=[.$H$25]+[.$G$25]*[.G32]" office:value-type="float" office:value="1.00063446915705" calcext:value-type="float">
            <text:p>1.00063446915705</text:p>
          </table:table-cell>
          <table:table-cell table:number-columns-repeated="8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office:value-type="float" office:value="0.884659496086263" calcext:value-type="float">
            <text:p>0.884659496086263</text:p>
          </table:table-cell>
          <table:table-cell office:value-type="float" office:value="0.404048264251338" calcext:value-type="float">
            <text:p>0.404048264251338</text:p>
          </table:table-cell>
          <table:table-cell table:number-columns-repeated="2"/>
          <table:table-cell table:formula="of:=[.A3]" office:value-type="float" office:value="1100" calcext:value-type="float">
            <text:p>1100</text:p>
          </table:table-cell>
          <table:table-cell table:formula="of:=[.$H$25]+[.$G$25]*[.G33]" office:value-type="float" office:value="1.0006124635237" calcext:value-type="float">
            <text:p>1.0006124635237</text:p>
          </table:table-cell>
          <table:table-cell table:number-columns-repeated="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0.88935446425766" calcext:value-type="float">
            <text:p>0.88935446425766</text:p>
          </table:table-cell>
          <table:table-cell office:value-type="float" office:value="0.419787360947158" calcext:value-type="float">
            <text:p>0.419787360947158</text:p>
          </table:table-cell>
          <table:table-cell table:number-columns-repeated="2"/>
          <table:table-cell table:formula="of:=[.A4]" office:value-type="float" office:value="1200" calcext:value-type="float">
            <text:p>1200</text:p>
          </table:table-cell>
          <table:table-cell table:formula="of:=[.$H$25]+[.$G$25]*[.G34]" office:value-type="float" office:value="1.00059045789035" calcext:value-type="float">
            <text:p>1.00059045789035</text:p>
          </table:table-cell>
          <table:table-cell table:number-columns-repeated="8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 office:value-type="float" office:value="0.89386185711735" calcext:value-type="float">
            <text:p>0.89386185711735</text:p>
          </table:table-cell>
          <table:table-cell office:value-type="float" office:value="0.435337324822898" calcext:value-type="float">
            <text:p>0.435337324822898</text:p>
          </table:table-cell>
          <table:table-cell table:number-columns-repeated="2"/>
          <table:table-cell table:formula="of:=[.A5]" office:value-type="float" office:value="1300" calcext:value-type="float">
            <text:p>1300</text:p>
          </table:table-cell>
          <table:table-cell table:formula="of:=[.$H$25]+[.$G$25]*[.G35]" office:value-type="float" office:value="1.00056845225701" calcext:value-type="float">
            <text:p>1.00056845225701</text:p>
          </table:table-cell>
          <table:table-cell table:number-columns-repeated="8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office:value-type="float" office:value="0.898191886580865" calcext:value-type="float">
            <text:p>0.898191886580865</text:p>
          </table:table-cell>
          <table:table-cell office:value-type="float" office:value="0.450689260401005" calcext:value-type="float">
            <text:p>0.450689260401005</text:p>
          </table:table-cell>
          <table:table-cell table:number-columns-repeated="2"/>
          <table:table-cell table:formula="of:=[.A6]" office:value-type="float" office:value="1400" calcext:value-type="float">
            <text:p>1400</text:p>
          </table:table-cell>
          <table:table-cell table:formula="of:=[.$H$25]+[.$G$25]*[.G36]" office:value-type="float" office:value="1.00054644662366" calcext:value-type="float">
            <text:p>1.00054644662366</text:p>
          </table:table-cell>
          <table:table-cell table:number-columns-repeated="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0.902354052753608" calcext:value-type="float">
            <text:p>0.902354052753608</text:p>
          </table:table-cell>
          <table:table-cell office:value-type="float" office:value="0.465835728753328" calcext:value-type="float">
            <text:p>0.465835728753328</text:p>
          </table:table-cell>
          <table:table-cell table:number-columns-repeated="2"/>
          <table:table-cell table:formula="of:=[.A7]" office:value-type="float" office:value="1500" calcext:value-type="float">
            <text:p>1500</text:p>
          </table:table-cell>
          <table:table-cell table:formula="of:=[.$H$25]+[.$G$25]*[.G37]" office:value-type="float" office:value="1.00052444099031" calcext:value-type="float">
            <text:p>1.00052444099031</text:p>
          </table:table-cell>
          <table:table-cell table:number-columns-repeated="8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" calcext:value-type="float">
            <text:p>1</text:p>
          </table:table-cell>
          <table:table-cell office:value-type="float" office:value="0.906357205000099" calcext:value-type="float">
            <text:p>0.906357205000099</text:p>
          </table:table-cell>
          <table:table-cell office:value-type="float" office:value="0.480770597196811" calcext:value-type="float">
            <text:p>0.480770597196811</text:p>
          </table:table-cell>
          <table:table-cell table:number-columns-repeated="2"/>
          <table:table-cell table:formula="of:=[.A8]" office:value-type="float" office:value="1600" calcext:value-type="float">
            <text:p>1600</text:p>
          </table:table-cell>
          <table:table-cell table:formula="of:=[.$H$25]+[.$G$25]*[.G38]" office:value-type="float" office:value="1.00050243535696" calcext:value-type="float">
            <text:p>1.00050243535696</text:p>
          </table:table-cell>
          <table:table-cell table:number-columns-repeated="8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" calcext:value-type="float">
            <text:p>1</text:p>
          </table:table-cell>
          <table:table-cell office:value-type="float" office:value="0.910209596861435" calcext:value-type="float">
            <text:p>0.910209596861435</text:p>
          </table:table-cell>
          <table:table-cell office:value-type="float" office:value="0.495488903138663" calcext:value-type="float">
            <text:p>0.495488903138663</text:p>
          </table:table-cell>
          <table:table-cell table:number-columns-repeated="2"/>
          <table:table-cell table:formula="of:=[.A9]" office:value-type="float" office:value="1700" calcext:value-type="float">
            <text:p>1700</text:p>
          </table:table-cell>
          <table:table-cell table:formula="of:=[.$H$25]+[.$G$25]*[.G39]" office:value-type="float" office:value="1.00048042972362" calcext:value-type="float">
            <text:p>1.00048042972362</text:p>
          </table:table-cell>
          <table:table-cell table:number-columns-repeated="8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" calcext:value-type="float">
            <text:p>1</text:p>
          </table:table-cell>
          <table:table-cell office:value-type="float" office:value="0.913918935508709" calcext:value-type="float">
            <text:p>0.913918935508709</text:p>
          </table:table-cell>
          <table:table-cell office:value-type="float" office:value="0.509986730860105" calcext:value-type="float">
            <text:p>0.509986730860105</text:p>
          </table:table-cell>
          <table:table-cell table:number-columns-repeated="2"/>
          <table:table-cell table:formula="of:=[.A10]" office:value-type="float" office:value="1800" calcext:value-type="float">
            <text:p>1800</text:p>
          </table:table-cell>
          <table:table-cell table:formula="of:=[.$H$25]+[.$G$25]*[.G40]" office:value-type="float" office:value="1.00045842409027" calcext:value-type="float">
            <text:p>1.00045842409027</text:p>
          </table:table-cell>
          <table:table-cell table:number-columns-repeated="8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" calcext:value-type="float">
            <text:p>1</text:p>
          </table:table-cell>
          <table:table-cell office:value-type="float" office:value="0.917492426339795" calcext:value-type="float">
            <text:p>0.917492426339795</text:p>
          </table:table-cell>
          <table:table-cell office:value-type="float" office:value="0.524261100091976" calcext:value-type="float">
            <text:p>0.524261100091976</text:p>
          </table:table-cell>
          <table:table-cell table:number-columns-repeated="2"/>
          <table:table-cell table:formula="of:=[.A11]" office:value-type="float" office:value="1900" calcext:value-type="float">
            <text:p>1900</text:p>
          </table:table-cell>
          <table:table-cell table:formula="of:=[.$H$25]+[.$G$25]*[.G41]" office:value-type="float" office:value="1.00043641845692" calcext:value-type="float">
            <text:p>1.00043641845692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9209368132557" calcext:value-type="float">
            <text:p>0.9209368132557</text:p>
          </table:table-cell>
          <table:table-cell office:value-type="float" office:value="0.538309865310128" calcext:value-type="float">
            <text:p>0.538309865310128</text:p>
          </table:table-cell>
          <table:table-cell table:number-columns-repeated="2"/>
          <table:table-cell table:formula="of:=[.A12]" office:value-type="float" office:value="2000" calcext:value-type="float">
            <text:p>2000</text:p>
          </table:table-cell>
          <table:table-cell table:formula="of:=[.$H$25]+[.$G$25]*[.G42]" office:value-type="float" office:value="1.00041441282357" calcext:value-type="float">
            <text:p>1.00041441282357</text:p>
          </table:table-cell>
          <table:table-cell table:number-columns-repeated="8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" calcext:value-type="float">
            <text:p>1</text:p>
          </table:table-cell>
          <table:table-cell office:value-type="float" office:value="0.924258415089674" calcext:value-type="float">
            <text:p>0.924258415089674</text:p>
          </table:table-cell>
          <table:table-cell office:value-type="float" office:value="0.552131624757805" calcext:value-type="float">
            <text:p>0.552131624757805</text:p>
          </table:table-cell>
          <table:table-cell table:number-columns-repeated="2"/>
          <table:table-cell table:formula="of:=[.A13]" office:value-type="float" office:value="2100" calcext:value-type="float">
            <text:p>2100</text:p>
          </table:table-cell>
          <table:table-cell table:formula="of:=[.$H$25]+[.$G$25]*[.G43]" office:value-type="float" office:value="1.00039240719022" calcext:value-type="float">
            <text:p>1.00039240719022</text:p>
          </table:table-cell>
          <table:table-cell table:number-columns-repeated="8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0.927463158606694" calcext:value-type="float">
            <text:p>0.927463158606694</text:p>
          </table:table-cell>
          <table:table-cell office:value-type="float" office:value="0.565725638282258" calcext:value-type="float">
            <text:p>0.565725638282258</text:p>
          </table:table-cell>
          <table:table-cell table:number-columns-repeated="2"/>
          <table:table-cell table:formula="of:=[.A14]" office:value-type="float" office:value="2200" calcext:value-type="float">
            <text:p>2200</text:p>
          </table:table-cell>
          <table:table-cell table:formula="of:=[.$H$25]+[.$G$25]*[.G44]" office:value-type="float" office:value="1.00037040155688" calcext:value-type="float">
            <text:p>1.00037040155688</text:p>
          </table:table-cell>
          <table:table-cell table:number-columns-repeated="8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office:value-type="float" office:value="0.930556608441966" calcext:value-type="float">
            <text:p>0.930556608441966</text:p>
          </table:table-cell>
          <table:table-cell office:value-type="float" office:value="0.579091753150871" calcext:value-type="float">
            <text:p>0.579091753150871</text:p>
          </table:table-cell>
          <table:table-cell table:number-columns-repeated="2"/>
          <table:table-cell table:formula="of:=[.A15]" office:value-type="float" office:value="2300" calcext:value-type="float">
            <text:p>2300</text:p>
          </table:table-cell>
          <table:table-cell table:formula="of:=[.$H$25]+[.$G$25]*[.G45]" office:value-type="float" office:value="1.00034839592353" calcext:value-type="float">
            <text:p>1.00034839592353</text:p>
          </table:table-cell>
          <table:table-cell table:number-columns-repeated="8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float" office:value="0.933543994304035" calcext:value-type="float">
            <text:p>0.933543994304035</text:p>
          </table:table-cell>
          <table:table-cell office:value-type="float" office:value="0.592230337086621" calcext:value-type="float">
            <text:p>0.592230337086621</text:p>
          </table:table-cell>
          <table:table-cell table:number-columns-repeated="2"/>
          <table:table-cell table:formula="of:=[.A16]" office:value-type="float" office:value="2400" calcext:value-type="float">
            <text:p>2400</text:p>
          </table:table-cell>
          <table:table-cell table:formula="of:=[.$H$25]+[.$G$25]*[.G46]" office:value-type="float" office:value="1.00032639029018" calcext:value-type="float">
            <text:p>1.00032639029018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0.936430235730176" calcext:value-type="float">
            <text:p>0.936430235730176</text:p>
          </table:table-cell>
          <table:table-cell office:value-type="float" office:value="0.605142217832639" calcext:value-type="float">
            <text:p>0.605142217832639</text:p>
          </table:table-cell>
          <table:table-cell table:number-columns-repeated="2"/>
          <table:table-cell table:formula="of:=[.A17]" office:value-type="float" office:value="2500" calcext:value-type="float">
            <text:p>2500</text:p>
          </table:table-cell>
          <table:table-cell table:formula="of:=[.$H$25]+[.$G$25]*[.G47]" office:value-type="float" office:value="1.00030438465683" calcext:value-type="float">
            <text:p>1.00030438465683</text:p>
          </table:table-cell>
          <table:table-cell table:number-columns-repeated="8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" calcext:value-type="float">
            <text:p>1</text:p>
          </table:table-cell>
          <table:table-cell office:value-type="float" office:value="0.939219964648501" calcext:value-type="float">
            <text:p>0.939219964648501</text:p>
          </table:table-cell>
          <table:table-cell office:value-type="float" office:value="0.617828628620534" calcext:value-type="float">
            <text:p>0.617828628620534</text:p>
          </table:table-cell>
          <table:table-cell table:number-columns-repeated="2"/>
          <table:table-cell table:formula="of:=[.A18]" office:value-type="float" office:value="2600" calcext:value-type="float">
            <text:p>2600</text:p>
          </table:table-cell>
          <table:table-cell table:formula="of:=[.$H$25]+[.$G$25]*[.G48]" office:value-type="float" office:value="1.00028237902349" calcext:value-type="float">
            <text:p>1.00028237902349</text:p>
          </table:table-cell>
          <table:table-cell table:number-columns-repeated="8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float" office:value="0.941917545971945" calcext:value-type="float">
            <text:p>0.941917545971945</text:p>
          </table:table-cell>
          <table:table-cell office:value-type="float" office:value="0.630291158976883" calcext:value-type="float">
            <text:p>0.630291158976883</text:p>
          </table:table-cell>
          <table:table-cell table:number-columns-repeated="2"/>
          <table:table-cell table:formula="of:=[.A19]" office:value-type="float" office:value="2700" calcext:value-type="float">
            <text:p>2700</text:p>
          </table:table-cell>
          <table:table-cell table:formula="of:=[.$H$25]+[.$G$25]*[.G49]" office:value-type="float" office:value="1.00026037339014" calcext:value-type="float">
            <text:p>1.00026037339014</text:p>
          </table:table-cell>
          <table:table-cell table:number-columns-repeated="8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  <table:table-cell office:value-type="float" office:value="0.94452709642364" calcext:value-type="float">
            <text:p>0.94452709642364</text:p>
          </table:table-cell>
          <table:table-cell office:value-type="float" office:value="0.642531710356797" calcext:value-type="float">
            <text:p>0.642531710356797</text:p>
          </table:table-cell>
          <table:table-cell table:number-columns-repeated="2"/>
          <table:table-cell table:formula="of:=[.A20]" office:value-type="float" office:value="2800" calcext:value-type="float">
            <text:p>2800</text:p>
          </table:table-cell>
          <table:table-cell table:formula="of:=[.$H$25]+[.$G$25]*[.G50]" office:value-type="float" office:value="1.00023836775679" calcext:value-type="float">
            <text:p>1.00023836775679</text:p>
          </table:table-cell>
          <table:table-cell table:number-columns-repeated="8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" calcext:value-type="float">
            <text:p>1</text:p>
          </table:table-cell>
          <table:table-cell office:value-type="float" office:value="0.947052501770586" calcext:value-type="float">
            <text:p>0.947052501770586</text:p>
          </table:table-cell>
          <table:table-cell office:value-type="float" office:value="0.654552456143098" calcext:value-type="float">
            <text:p>0.654552456143098</text:p>
          </table:table-cell>
          <table:table-cell table:number-columns-repeated="2"/>
          <table:table-cell table:formula="of:=[.A21]" office:value-type="float" office:value="2900" calcext:value-type="float">
            <text:p>2900</text:p>
          </table:table-cell>
          <table:table-cell table:formula="of:=[.$H$25]+[.$G$25]*[.G51]" office:value-type="float" office:value="1.00021636212344" calcext:value-type="float">
            <text:p>1.00021636212344</text:p>
          </table:table-cell>
          <table:table-cell table:number-columns-repeated="8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.949497432622726" calcext:value-type="float">
            <text:p>0.949497432622726</text:p>
          </table:table-cell>
          <table:table-cell office:value-type="float" office:value="0.666355805594569" calcext:value-type="float">
            <text:p>0.666355805594569</text:p>
          </table:table-cell>
          <table:table-cell table:number-columns-repeated="2"/>
          <table:table-cell table:formula="of:=[.A22]" office:value-type="float" office:value="3000" calcext:value-type="float">
            <text:p>3000</text:p>
          </table:table-cell>
          <table:table-cell table:formula="of:=[.$H$25]+[.$G$25]*[.G52]" office:value-type="float" office:value="1.00019435649009" calcext:value-type="float">
            <text:p>1.00019435649009</text:p>
          </table:table-cell>
          <table:table-cell table:number-columns-repeated="8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" calcext:value-type="float">
            <text:p>1</text:p>
          </table:table-cell>
          <table:table-cell office:value-type="float" office:value="0.951865358937055" calcext:value-type="float">
            <text:p>0.951865358937055</text:p>
          </table:table-cell>
          <table:table-cell office:value-type="float" office:value="0.677944371367301" calcext:value-type="float">
            <text:p>0.677944371367301</text:p>
          </table:table-cell>
          <table:table-cell table:number-columns-repeated="2"/>
          <table:table-cell table:formula="of:=[.A23]" office:value-type="float" office:value="3100" calcext:value-type="float">
            <text:p>3100</text:p>
          </table:table-cell>
          <table:table-cell table:formula="of:=[.$H$25]+[.$G$25]*[.G53]" office:value-type="float" office:value="1.00017235085675" calcext:value-type="float">
            <text:p>1.00017235085675</text:p>
          </table:table-cell>
          <table:table-cell table:number-columns-repeated="8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float" office:value="0.954159563351067" calcext:value-type="float">
            <text:p>0.954159563351067</text:p>
          </table:table-cell>
          <table:table-cell office:value-type="float" office:value="0.689320940269792" calcext:value-type="float">
            <text:p>0.689320940269792</text:p>
          </table:table-cell>
          <table:table-cell table:number-columns-repeated="2"/>
          <table:table-cell table:formula="of:=[.A24]" office:value-type="float" office:value="3200" calcext:value-type="float">
            <text:p>3200</text:p>
          </table:table-cell>
          <table:table-cell table:formula="of:=[.$H$25]+[.$G$25]*[.G54]" office:value-type="float" office:value="1.0001503452234" calcext:value-type="float">
            <text:p>1.0001503452234</text:p>
          </table:table-cell>
          <table:table-cell table:number-columns-repeated="8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" calcext:value-type="float">
            <text:p>1</text:p>
          </table:table-cell>
          <table:table-cell office:value-type="float" office:value="0.956383153456314" calcext:value-type="float">
            <text:p>0.956383153456314</text:p>
          </table:table-cell>
          <table:table-cell office:value-type="float" office:value="0.700488446945372" calcext:value-type="float">
            <text:p>0.700488446945372</text:p>
          </table:table-cell>
          <table:table-cell table:number-columns-repeated="2"/>
          <table:table-cell table:formula="of:=[.A25]" office:value-type="float" office:value="3300" calcext:value-type="float">
            <text:p>3300</text:p>
          </table:table-cell>
          <table:table-cell table:formula="of:=[.$H$25]+[.$G$25]*[.G55]" office:value-type="float" office:value="1.00012833959005" calcext:value-type="float">
            <text:p>1.00012833959005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0.958539073110942" calcext:value-type="float">
            <text:p>0.958539073110942</text:p>
          </table:table-cell>
          <table:table-cell office:value-type="float" office:value="0.711449950205231" calcext:value-type="float">
            <text:p>0.711449950205231</text:p>
          </table:table-cell>
          <table:table-cell table:number-columns-repeated="2"/>
          <table:table-cell table:formula="of:=[.A26]" office:value-type="float" office:value="3400" calcext:value-type="float">
            <text:p>3400</text:p>
          </table:table-cell>
          <table:table-cell table:formula="of:=[.$H$25]+[.$G$25]*[.G56]" office:value-type="float" office:value="1.0001063339567" calcext:value-type="float">
            <text:p>1.0001063339567</text:p>
          </table:table-cell>
          <table:table-cell table:number-columns-repeated="8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office:value-type="float" office:value="0.960630112879555" calcext:value-type="float">
            <text:p>0.960630112879555</text:p>
          </table:table-cell>
          <table:table-cell office:value-type="float" office:value="0.72220861176193" calcext:value-type="float">
            <text:p>0.72220861176193</text:p>
          </table:table-cell>
          <table:table-cell table:number-columns-repeated="2"/>
          <table:table-cell table:formula="of:=[.A27]" office:value-type="float" office:value="3500" calcext:value-type="float">
            <text:p>3500</text:p>
          </table:table-cell>
          <table:table-cell table:formula="of:=[.$H$25]+[.$G$25]*[.G57]" office:value-type="float" office:value="1.00008432832336" calcext:value-type="float">
            <text:p>1.00008432832336</text:p>
          </table:table-cell>
          <table:table-cell table:number-columns-repeated="8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" calcext:value-type="float">
            <text:p>1</text:p>
          </table:table-cell>
          <table:table-cell office:value-type="float" office:value="0.96265891967948" calcext:value-type="float">
            <text:p>0.96265891967948</text:p>
          </table:table-cell>
          <table:table-cell office:value-type="float" office:value="0.732767677137346" calcext:value-type="float">
            <text:p>0.732767677137346</text:p>
          </table:table-cell>
          <table:table-cell table:number-columns-repeated="2"/>
          <table:table-cell table:formula="of:=[.A28]" office:value-type="float" office:value="3600" calcext:value-type="float">
            <text:p>3600</text:p>
          </table:table-cell>
          <table:table-cell table:formula="of:=[.$H$25]+[.$G$25]*[.G58]" office:value-type="float" office:value="1.00006232269001" calcext:value-type="float">
            <text:p>1.00006232269001</text:p>
          </table:table-cell>
          <table:table-cell table:number-columns-repeated="8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" calcext:value-type="float">
            <text:p>1</text:p>
          </table:table-cell>
          <table:table-cell office:value-type="float" office:value="0.964628005704312" calcext:value-type="float">
            <text:p>0.964628005704312</text:p>
          </table:table-cell>
          <table:table-cell office:value-type="float" office:value="0.743130458540504" calcext:value-type="float">
            <text:p>0.743130458540504</text:p>
          </table:table-cell>
          <table:table-cell table:number-columns-repeated="2"/>
          <table:table-cell table:formula="of:=[.A29]" office:value-type="float" office:value="3700" calcext:value-type="float">
            <text:p>3700</text:p>
          </table:table-cell>
          <table:table-cell table:formula="of:=[.$H$25]+[.$G$25]*[.G59]" office:value-type="float" office:value="1.00004031705666" calcext:value-type="float">
            <text:p>1.00004031705666</text:p>
          </table:table-cell>
          <table:table-cell table:number-columns-repeated="8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office:value-type="float" office:value="0.966539756688321" calcext:value-type="float">
            <text:p>0.966539756688321</text:p>
          </table:table-cell>
          <table:table-cell office:value-type="float" office:value="0.753300319530232" calcext:value-type="float">
            <text:p>0.753300319530232</text:p>
          </table:table-cell>
          <table:table-cell table:number-columns-repeated="2"/>
          <table:table-cell table:formula="of:=[.A30]" office:value-type="float" office:value="3800" calcext:value-type="float">
            <text:p>3800</text:p>
          </table:table-cell>
          <table:table-cell table:formula="of:=[.$H$25]+[.$G$25]*[.G60]" office:value-type="float" office:value="1.00001831142331" calcext:value-type="float">
            <text:p>1.00001831142331</text:p>
          </table:table-cell>
          <table:table-cell table:number-columns-repeated="8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office:value-type="float" office:value="0.968396439568925" calcext:value-type="float">
            <text:p>0.968396439568925</text:p>
          </table:table-cell>
          <table:table-cell office:value-type="float" office:value="0.763280661295011" calcext:value-type="float">
            <text:p>0.763280661295011</text:p>
          </table:table-cell>
          <table:table-cell table:number-columns-repeated="2"/>
          <table:table-cell table:formula="of:=[.A31]" office:value-type="float" office:value="3900" calcext:value-type="float">
            <text:p>3900</text:p>
          </table:table-cell>
          <table:table-cell table:formula="of:=[.$H$25]+[.$G$25]*[.G61]" office:value-type="float" office:value="0.999996305789965" calcext:value-type="float">
            <text:p>0.999996305789965</text:p>
          </table:table-cell>
          <table:table-cell table:number-columns-repeated="8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.970200209598668" calcext:value-type="float">
            <text:p>0.970200209598668</text:p>
          </table:table-cell>
          <table:table-cell office:value-type="float" office:value="0.773074910398179" calcext:value-type="float">
            <text:p>0.773074910398179</text:p>
          </table:table-cell>
          <table:table-cell table:number-columns-repeated="2"/>
          <table:table-cell table:formula="of:=[.A32]" office:value-type="float" office:value="4000" calcext:value-type="float">
            <text:p>4000</text:p>
          </table:table-cell>
          <table:table-cell table:formula="of:=[.$H$25]+[.$G$25]*[.G62]" office:value-type="float" office:value="0.999974300156617" calcext:value-type="float">
            <text:p>0.999974300156617</text:p>
          </table:table-cell>
          <table:table-cell table:number-columns-repeated="8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" calcext:value-type="float">
            <text:p>1</text:p>
          </table:table-cell>
          <table:table-cell office:value-type="float" office:value="0.971953116953107" calcext:value-type="float">
            <text:p>0.971953116953107</text:p>
          </table:table-cell>
          <table:table-cell office:value-type="float" office:value="0.782686507850831" calcext:value-type="float">
            <text:p>0.782686507850831</text:p>
          </table:table-cell>
          <table:table-cell table:number-columns-repeated="2"/>
          <table:table-cell table:formula="of:=[.A33]" office:value-type="float" office:value="4100" calcext:value-type="float">
            <text:p>4100</text:p>
          </table:table-cell>
          <table:table-cell table:formula="of:=[.$H$25]+[.$G$25]*[.G63]" office:value-type="float" office:value="0.99995229452327" calcext:value-type="float">
            <text:p>0.99995229452327</text:p>
          </table:table-cell>
          <table:table-cell table:number-columns-repeated="8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0.973657112876497" calcext:value-type="float">
            <text:p>0.973657112876497</text:p>
          </table:table-cell>
          <table:table-cell office:value-type="float" office:value="0.79211889938757" calcext:value-type="float">
            <text:p>0.79211889938757</text:p>
          </table:table-cell>
          <table:table-cell table:number-columns-repeated="2"/>
          <table:table-cell table:formula="of:=[.A34]" office:value-type="float" office:value="4200" calcext:value-type="float">
            <text:p>4200</text:p>
          </table:table-cell>
          <table:table-cell table:formula="of:=[.$H$25]+[.$G$25]*[.G64]" office:value-type="float" office:value="0.999930288889922" calcext:value-type="float">
            <text:p>0.999930288889922</text:p>
          </table:table-cell>
          <table:table-cell table:number-columns-repeated="8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" calcext:value-type="float">
            <text:p>1</text:p>
          </table:table-cell>
          <table:table-cell office:value-type="float" office:value="0.975314055403123" calcext:value-type="float">
            <text:p>0.975314055403123</text:p>
          </table:table-cell>
          <table:table-cell office:value-type="float" office:value="0.801375526831854" calcext:value-type="float">
            <text:p>0.801375526831854</text:p>
          </table:table-cell>
          <table:table-cell table:number-columns-repeated="2"/>
          <table:table-cell table:formula="of:=[.A35]" office:value-type="float" office:value="4300" calcext:value-type="float">
            <text:p>4300</text:p>
          </table:table-cell>
          <table:table-cell table:formula="of:=[.$H$25]+[.$G$25]*[.G65]" office:value-type="float" office:value="0.999908283256574" calcext:value-type="float">
            <text:p>0.999908283256574</text:p>
          </table:table-cell>
          <table:table-cell table:number-columns-repeated="8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" calcext:value-type="float">
            <text:p>1</text:p>
          </table:table-cell>
          <table:table-cell office:value-type="float" office:value="0.976925714688583" calcext:value-type="float">
            <text:p>0.976925714688583</text:p>
          </table:table-cell>
          <table:table-cell office:value-type="float" office:value="0.810459820448124" calcext:value-type="float">
            <text:p>0.810459820448124</text:p>
          </table:table-cell>
          <table:table-cell table:number-columns-repeated="2"/>
          <table:table-cell table:formula="of:=[.A36]" office:value-type="float" office:value="4400" calcext:value-type="float">
            <text:p>4400</text:p>
          </table:table-cell>
          <table:table-cell table:formula="of:=[.$H$25]+[.$G$25]*[.G66]" office:value-type="float" office:value="0.999886277623227" calcext:value-type="float">
            <text:p>0.999886277623227</text:p>
          </table:table-cell>
          <table:table-cell table:number-columns-repeated="8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float" office:value="0.978493777982079" calcext:value-type="float">
            <text:p>0.978493777982079</text:p>
          </table:table-cell>
          <table:table-cell office:value-type="float" office:value="0.819375192187338" calcext:value-type="float">
            <text:p>0.819375192187338</text:p>
          </table:table-cell>
          <table:table-cell table:number-columns-repeated="2"/>
          <table:table-cell table:formula="of:=[.A37]" office:value-type="float" office:value="4500" calcext:value-type="float">
            <text:p>4500</text:p>
          </table:table-cell>
          <table:table-cell table:formula="of:=[.$H$25]+[.$G$25]*[.G67]" office:value-type="float" office:value="0.999864271989879" calcext:value-type="float">
            <text:p>0.999864271989879</text:p>
          </table:table-cell>
          <table:table-cell table:number-columns-repeated="8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" calcext:value-type="float">
            <text:p>1</text:p>
          </table:table-cell>
          <table:table-cell office:value-type="float" office:value="0.98001985426797" calcext:value-type="float">
            <text:p>0.98001985426797</text:p>
          </table:table-cell>
          <table:table-cell office:value-type="float" office:value="0.828125029741153" calcext:value-type="float">
            <text:p>0.828125029741153</text:p>
          </table:table-cell>
          <table:table-cell table:number-columns-repeated="2"/>
          <table:table-cell table:formula="of:=[.A38]" office:value-type="float" office:value="4600" calcext:value-type="float">
            <text:p>4600</text:p>
          </table:table-cell>
          <table:table-cell table:formula="of:=[.$H$25]+[.$G$25]*[.G68]" office:value-type="float" office:value="0.999842266356531" calcext:value-type="float">
            <text:p>0.999842266356531</text:p>
          </table:table-cell>
          <table:table-cell table:number-columns-repeated="8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  <table:table-cell office:value-type="float" office:value="0.981505478602196" calcext:value-type="float">
            <text:p>0.981505478602196</text:p>
          </table:table-cell>
          <table:table-cell office:value-type="float" office:value="0.836712691327679" calcext:value-type="float">
            <text:p>0.836712691327679</text:p>
          </table:table-cell>
          <table:table-cell table:number-columns-repeated="2"/>
          <table:table-cell table:formula="of:=[.A39]" office:value-type="float" office:value="4700" calcext:value-type="float">
            <text:p>4700</text:p>
          </table:table-cell>
          <table:table-cell table:formula="of:=[.$H$25]+[.$G$25]*[.G69]" office:value-type="float" office:value="0.999820260723183" calcext:value-type="float">
            <text:p>0.999820260723183</text:p>
          </table:table-cell>
          <table:table-cell table:number-columns-repeated="8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" calcext:value-type="float">
            <text:p>1</text:p>
          </table:table-cell>
          <table:table-cell office:value-type="float" office:value="0.982952116166985" calcext:value-type="float">
            <text:p>0.982952116166985</text:p>
          </table:table-cell>
          <table:table-cell office:value-type="float" office:value="0.845141501138811" calcext:value-type="float">
            <text:p>0.845141501138811</text:p>
          </table:table-cell>
          <table:table-cell table:number-columns-repeated="2"/>
          <table:table-cell table:formula="of:=[.A40]" office:value-type="float" office:value="4800" calcext:value-type="float">
            <text:p>4800</text:p>
          </table:table-cell>
          <table:table-cell table:formula="of:=[.$H$25]+[.$G$25]*[.G70]" office:value-type="float" office:value="0.999798255089836" calcext:value-type="float">
            <text:p>0.999798255089836</text:p>
          </table:table-cell>
          <table:table-cell table:number-columns-repeated="8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  <table:table-cell office:value-type="float" office:value="0.984361166065084" calcext:value-type="float">
            <text:p>0.984361166065084</text:p>
          </table:table-cell>
          <table:table-cell office:value-type="float" office:value="0.853414745385492" calcext:value-type="float">
            <text:p>0.853414745385492</text:p>
          </table:table-cell>
          <table:table-cell table:number-columns-repeated="2"/>
          <table:table-cell table:formula="of:=[.A41]" office:value-type="float" office:value="4900" calcext:value-type="float">
            <text:p>4900</text:p>
          </table:table-cell>
          <table:table-cell table:formula="of:=[.$H$25]+[.$G$25]*[.G71]" office:value-type="float" office:value="0.999776249456488" calcext:value-type="float">
            <text:p>0.999776249456488</text:p>
          </table:table-cell>
          <table:table-cell table:number-columns-repeated="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.985733964872984" calcext:value-type="float">
            <text:p>0.985733964872984</text:p>
          </table:table-cell>
          <table:table-cell office:value-type="float" office:value="0.861535668883051" calcext:value-type="float">
            <text:p>0.861535668883051</text:p>
          </table:table-cell>
          <table:table-cell table:number-columns-repeated="2"/>
          <table:table-cell table:formula="of:=[.A42]" office:value-type="float" office:value="5000" calcext:value-type="float">
            <text:p>5000</text:p>
          </table:table-cell>
          <table:table-cell table:formula="of:=[.$H$25]+[.$G$25]*[.G72]" office:value-type="float" office:value="0.99975424382314" calcext:value-type="float">
            <text:p>0.99975424382314</text:p>
          </table:table-cell>
          <table:table-cell table:number-columns-repeated="8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office:value-type="float" office:value="0.987071789970885" calcext:value-type="float">
            <text:p>0.987071789970885</text:p>
          </table:table-cell>
          <table:table-cell office:value-type="float" office:value="0.869507472124028" calcext:value-type="float">
            <text:p>0.869507472124028</text:p>
          </table:table-cell>
          <table:table-cell table:number-columns-repeated="2"/>
          <table:table-cell table:formula="of:=[.A43]" office:value-type="float" office:value="5100" calcext:value-type="float">
            <text:p>5100</text:p>
          </table:table-cell>
          <table:table-cell table:formula="of:=[.$H$25]+[.$G$25]*[.G73]" office:value-type="float" office:value="0.999732238189792" calcext:value-type="float">
            <text:p>0.999732238189792</text:p>
          </table:table-cell>
          <table:table-cell table:number-columns-repeated="8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 office:value-type="float" office:value="0.988375862665651" calcext:value-type="float">
            <text:p>0.988375862665651</text:p>
          </table:table-cell>
          <table:table-cell office:value-type="float" office:value="0.877333308790642" calcext:value-type="float">
            <text:p>0.877333308790642</text:p>
          </table:table-cell>
          <table:table-cell table:number-columns-repeated="2"/>
          <table:table-cell table:formula="of:=[.A44]" office:value-type="float" office:value="5200" calcext:value-type="float">
            <text:p>5200</text:p>
          </table:table-cell>
          <table:table-cell table:formula="of:=[.$H$25]+[.$G$25]*[.G74]" office:value-type="float" office:value="0.999710232556445" calcext:value-type="float">
            <text:p>0.999710232556445</text:p>
          </table:table-cell>
          <table:table-cell table:number-columns-repeated="8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office:value-type="float" office:value="0.989647351121655" calcext:value-type="float">
            <text:p>0.989647351121655</text:p>
          </table:table-cell>
          <table:table-cell office:value-type="float" office:value="0.885016283663436" calcext:value-type="float">
            <text:p>0.885016283663436</text:p>
          </table:table-cell>
          <table:table-cell table:number-columns-repeated="2"/>
          <table:table-cell table:formula="of:=[.A45]" office:value-type="float" office:value="5300" calcext:value-type="float">
            <text:p>5300</text:p>
          </table:table-cell>
          <table:table-cell table:formula="of:=[.$H$25]+[.$G$25]*[.G75]" office:value-type="float" office:value="0.999688226923097" calcext:value-type="float">
            <text:p>0.999688226923097</text:p>
          </table:table-cell>
          <table:table-cell table:number-columns-repeated="8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" calcext:value-type="float">
            <text:p>1</text:p>
          </table:table-cell>
          <table:table-cell office:value-type="float" office:value="0.990887373113159" calcext:value-type="float">
            <text:p>0.990887373113159</text:p>
          </table:table-cell>
          <table:table-cell office:value-type="float" office:value="0.892559450886545" calcext:value-type="float">
            <text:p>0.892559450886545</text:p>
          </table:table-cell>
          <table:table-cell table:number-columns-repeated="2"/>
          <table:table-cell table:formula="of:=[.A46]" office:value-type="float" office:value="5400" calcext:value-type="float">
            <text:p>5400</text:p>
          </table:table-cell>
          <table:table-cell table:formula="of:=[.$H$25]+[.$G$25]*[.G76]" office:value-type="float" office:value="0.999666221289749" calcext:value-type="float">
            <text:p>0.999666221289749</text:p>
          </table:table-cell>
          <table:table-cell table:number-columns-repeated="8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0.992096998610785" calcext:value-type="float">
            <text:p>0.992096998610785</text:p>
          </table:table-cell>
          <table:table-cell office:value-type="float" office:value="0.899965812553657" calcext:value-type="float">
            <text:p>0.899965812553657</text:p>
          </table:table-cell>
          <table:table-cell table:number-columns-repeated="2"/>
          <table:table-cell table:formula="of:=[.A47]" office:value-type="float" office:value="5500" calcext:value-type="float">
            <text:p>5500</text:p>
          </table:table-cell>
          <table:table-cell table:formula="of:=[.$H$25]+[.$G$25]*[.G77]" office:value-type="float" office:value="0.999644215656401" calcext:value-type="float">
            <text:p>0.999644215656401</text:p>
          </table:table-cell>
          <table:table-cell table:number-columns-repeated="8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" calcext:value-type="float">
            <text:p>1</text:p>
          </table:table-cell>
          <table:table-cell office:value-type="float" office:value="0.993277252213582" calcext:value-type="float">
            <text:p>0.993277252213582</text:p>
          </table:table-cell>
          <table:table-cell office:value-type="float" office:value="0.907238317581967" calcext:value-type="float">
            <text:p>0.907238317581967</text:p>
          </table:table-cell>
          <table:table-cell table:number-columns-repeated="2"/>
          <table:table-cell table:formula="of:=[.A48]" office:value-type="float" office:value="5600" calcext:value-type="float">
            <text:p>5600</text:p>
          </table:table-cell>
          <table:table-cell table:formula="of:=[.$H$25]+[.$G$25]*[.G78]" office:value-type="float" office:value="0.999622210023054" calcext:value-type="float">
            <text:p>0.999622210023054</text:p>
          </table:table-cell>
          <table:table-cell table:number-columns-repeated="8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" calcext:value-type="float">
            <text:p>1</text:p>
          </table:table-cell>
          <table:table-cell office:value-type="float" office:value="0.994429115437328" calcext:value-type="float">
            <text:p>0.994429115437328</text:p>
          </table:table-cell>
          <table:table-cell office:value-type="float" office:value="0.914379860844449" calcext:value-type="float">
            <text:p>0.914379860844449</text:p>
          </table:table-cell>
          <table:table-cell table:number-columns-repeated="2"/>
          <table:table-cell table:formula="of:=[.A49]" office:value-type="float" office:value="5700" calcext:value-type="float">
            <text:p>5700</text:p>
          </table:table-cell>
          <table:table-cell table:formula="of:=[.$H$25]+[.$G$25]*[.G79]" office:value-type="float" office:value="0.999600204389706" calcext:value-type="float">
            <text:p>0.999600204389706</text:p>
          </table:table-cell>
          <table:table-cell table:number-columns-repeated="8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" calcext:value-type="float">
            <text:p>1</text:p>
          </table:table-cell>
          <table:table-cell office:value-type="float" office:value="0.995553528868815" calcext:value-type="float">
            <text:p>0.995553528868815</text:p>
          </table:table-cell>
          <table:table-cell office:value-type="float" office:value="0.921393282533434" calcext:value-type="float">
            <text:p>0.921393282533434</text:p>
          </table:table-cell>
          <table:table-cell table:number-columns-repeated="2"/>
          <table:table-cell table:formula="of:=[.A50]" office:value-type="float" office:value="5800" calcext:value-type="float">
            <text:p>5800</text:p>
          </table:table-cell>
          <table:table-cell table:formula="of:=[.$H$25]+[.$G$25]*[.G80]" office:value-type="float" office:value="0.999578198756358" calcext:value-type="float">
            <text:p>0.999578198756358</text:p>
          </table:table-cell>
          <table:table-cell table:number-columns-repeated="8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float" office:value="0.996651394195146" calcext:value-type="float">
            <text:p>0.996651394195146</text:p>
          </table:table-cell>
          <table:table-cell office:value-type="float" office:value="0.928281367730976" calcext:value-type="float">
            <text:p>0.928281367730976</text:p>
          </table:table-cell>
          <table:table-cell table:number-columns-repeated="2"/>
          <table:table-cell table:formula="of:=[.A51]" office:value-type="float" office:value="5900" calcext:value-type="float">
            <text:p>5900</text:p>
          </table:table-cell>
          <table:table-cell table:formula="of:=[.$H$25]+[.$G$25]*[.G81]" office:value-type="float" office:value="0.999556193123011" calcext:value-type="float">
            <text:p>0.999556193123011</text:p>
          </table:table-cell>
          <table:table-cell table:number-columns-repeated="8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.997723576116359" calcext:value-type="float">
            <text:p>0.997723576116359</text:p>
          </table:table-cell>
          <table:table-cell office:value-type="float" office:value="0.935046846163752" calcext:value-type="float">
            <text:p>0.935046846163752</text:p>
          </table:table-cell>
          <table:table-cell table:number-columns-repeated="2"/>
          <table:table-cell table:formula="of:=[.A52]" office:value-type="float" office:value="6000" calcext:value-type="float">
            <text:p>6000</text:p>
          </table:table-cell>
          <table:table-cell table:formula="of:=[.$H$25]+[.$G$25]*[.G82]" office:value-type="float" office:value="0.999534187489663" calcext:value-type="float">
            <text:p>0.999534187489663</text:p>
          </table:table-cell>
          <table:table-cell table:number-columns-repeated="8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" calcext:value-type="float">
            <text:p>1</text:p>
          </table:table-cell>
          <table:table-cell office:value-type="float" office:value="0.998770904149062" calcext:value-type="float">
            <text:p>0.998770904149062</text:p>
          </table:table-cell>
          <table:table-cell office:value-type="float" office:value="0.941692392122236" calcext:value-type="float">
            <text:p>0.941692392122236</text:p>
          </table:table-cell>
          <table:table-cell table:number-columns-repeated="2"/>
          <table:table-cell table:formula="of:=[.A53]" office:value-type="float" office:value="6100" calcext:value-type="float">
            <text:p>6100</text:p>
          </table:table-cell>
          <table:table-cell table:formula="of:=[.$H$25]+[.$G$25]*[.G83]" office:value-type="float" office:value="0.999512181856315" calcext:value-type="float">
            <text:p>0.999512181856315</text:p>
          </table:table-cell>
          <table:table-cell table:number-columns-repeated="8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" calcext:value-type="float">
            <text:p>1</text:p>
          </table:table-cell>
          <table:table-cell office:value-type="float" office:value="0.9997941743282" calcext:value-type="float">
            <text:p>0.9997941743282</text:p>
          </table:table-cell>
          <table:table-cell office:value-type="float" office:value="0.948220624525821" calcext:value-type="float">
            <text:p>0.948220624525821</text:p>
          </table:table-cell>
          <table:table-cell table:number-columns-repeated="2"/>
          <table:table-cell table:formula="of:=[.A54]" office:value-type="float" office:value="6200" calcext:value-type="float">
            <text:p>6200</text:p>
          </table:table-cell>
          <table:table-cell table:formula="of:=[.$H$25]+[.$G$25]*[.G84]" office:value-type="float" office:value="0.999490176222967" calcext:value-type="float">
            <text:p>0.999490176222967</text:p>
          </table:table-cell>
          <table:table-cell table:number-columns-repeated="8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999206479361535" calcext:value-type="float">
            <text:p>0.999206479361535</text:p>
          </table:table-cell>
          <table:table-cell office:value-type="float" office:value="1" calcext:value-type="float">
            <text:p>1</text:p>
          </table:table-cell>
          <table:table-cell office:value-type="float" office:value="0.953876585251058" calcext:value-type="float">
            <text:p>0.953876585251058</text:p>
          </table:table-cell>
          <table:table-cell table:number-columns-repeated="2"/>
          <table:table-cell table:formula="of:=[.A55]" office:value-type="float" office:value="6300" calcext:value-type="float">
            <text:p>6300</text:p>
          </table:table-cell>
          <table:table-cell table:formula="of:=[.$H$25]+[.$G$25]*[.G85]" office:value-type="float" office:value="0.99946817058962" calcext:value-type="float">
            <text:p>0.99946817058962</text:p>
          </table:table-cell>
          <table:table-cell table:number-columns-repeated="8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998231565494064" calcext:value-type="float">
            <text:p>0.998231565494064</text:p>
          </table:table-cell>
          <table:table-cell office:value-type="float" office:value="1" calcext:value-type="float">
            <text:p>1</text:p>
          </table:table-cell>
          <table:table-cell office:value-type="float" office:value="0.959235997542391" calcext:value-type="float">
            <text:p>0.959235997542391</text:p>
          </table:table-cell>
          <table:table-cell table:number-columns-repeated="2"/>
          <table:table-cell table:formula="of:=[.A56]" office:value-type="float" office:value="6400" calcext:value-type="float">
            <text:p>6400</text:p>
          </table:table-cell>
          <table:table-cell table:formula="of:=[.$H$25]+[.$G$25]*[.G86]" office:value-type="float" office:value="0.999446164956272" calcext:value-type="float">
            <text:p>0.999446164956272</text:p>
          </table:table-cell>
          <table:table-cell table:number-columns-repeated="8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997280288019507" calcext:value-type="float">
            <text:p>0.997280288019507</text:p>
          </table:table-cell>
          <table:table-cell office:value-type="float" office:value="1" calcext:value-type="float">
            <text:p>1</text:p>
          </table:table-cell>
          <table:table-cell office:value-type="float" office:value="0.964496497547927" calcext:value-type="float">
            <text:p>0.964496497547927</text:p>
          </table:table-cell>
          <table:table-cell table:number-columns-repeated="2"/>
          <table:table-cell table:formula="of:=[.A57]" office:value-type="float" office:value="6500" calcext:value-type="float">
            <text:p>6500</text:p>
          </table:table-cell>
          <table:table-cell table:formula="of:=[.$H$25]+[.$G$25]*[.G87]" office:value-type="float" office:value="0.999424159322924" calcext:value-type="float">
            <text:p>0.999424159322924</text:p>
          </table:table-cell>
          <table:table-cell table:number-columns-repeated="8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996351844907364" calcext:value-type="float">
            <text:p>0.996351844907364</text:p>
          </table:table-cell>
          <table:table-cell office:value-type="float" office:value="1" calcext:value-type="float">
            <text:p>1</text:p>
          </table:table-cell>
          <table:table-cell office:value-type="float" office:value="0.969660448764742" calcext:value-type="float">
            <text:p>0.969660448764742</text:p>
          </table:table-cell>
          <table:table-cell table:number-columns-repeated="2"/>
          <table:table-cell table:formula="of:=[.A58]" office:value-type="float" office:value="6600" calcext:value-type="float">
            <text:p>6600</text:p>
          </table:table-cell>
          <table:table-cell table:formula="of:=[.$H$25]+[.$G$25]*[.G88]" office:value-type="float" office:value="0.999402153689576" calcext:value-type="float">
            <text:p>0.999402153689576</text:p>
          </table:table-cell>
          <table:table-cell table:number-columns-repeated="8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995445468616797" calcext:value-type="float">
            <text:p>0.995445468616797</text:p>
          </table:table-cell>
          <table:table-cell office:value-type="float" office:value="1" calcext:value-type="float">
            <text:p>1</text:p>
          </table:table-cell>
          <table:table-cell office:value-type="float" office:value="0.974730151885785" calcext:value-type="float">
            <text:p>0.974730151885785</text:p>
          </table:table-cell>
          <table:table-cell table:number-columns-repeated="2"/>
          <table:table-cell table:formula="of:=[.A59]" office:value-type="float" office:value="6700" calcext:value-type="float">
            <text:p>6700</text:p>
          </table:table-cell>
          <table:table-cell table:formula="of:=[.$H$25]+[.$G$25]*[.G89]" office:value-type="float" office:value="0.999380148056228" calcext:value-type="float">
            <text:p>0.999380148056228</text:p>
          </table:table-cell>
          <table:table-cell table:number-columns-repeated="8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994560424310288" calcext:value-type="float">
            <text:p>0.994560424310288</text:p>
          </table:table-cell>
          <table:table-cell office:value-type="float" office:value="1" calcext:value-type="float">
            <text:p>1</text:p>
          </table:table-cell>
          <table:table-cell office:value-type="float" office:value="0.979707846317287" calcext:value-type="float">
            <text:p>0.979707846317287</text:p>
          </table:table-cell>
          <table:table-cell table:number-columns-repeated="2"/>
          <table:table-cell table:formula="of:=[.A60]" office:value-type="float" office:value="6800" calcext:value-type="float">
            <text:p>6800</text:p>
          </table:table-cell>
          <table:table-cell table:formula="of:=[.$H$25]+[.$G$25]*[.G90]" office:value-type="float" office:value="0.999358142422881" calcext:value-type="float">
            <text:p>0.999358142422881</text:p>
          </table:table-cell>
          <table:table-cell table:number-columns-repeated="8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993696008175456" calcext:value-type="float">
            <text:p>0.993696008175456</text:p>
          </table:table-cell>
          <table:table-cell office:value-type="float" office:value="1" calcext:value-type="float">
            <text:p>1</text:p>
          </table:table-cell>
          <table:table-cell office:value-type="float" office:value="0.984595711688434" calcext:value-type="float">
            <text:p>0.984595711688434</text:p>
          </table:table-cell>
          <table:table-cell table:number-columns-repeated="2"/>
          <table:table-cell table:formula="of:=[.A61]" office:value-type="float" office:value="6900" calcext:value-type="float">
            <text:p>6900</text:p>
          </table:table-cell>
          <table:table-cell table:formula="of:=[.$H$25]+[.$G$25]*[.G91]" office:value-type="float" office:value="0.999336136789533" calcext:value-type="float">
            <text:p>0.999336136789533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92851545847524" calcext:value-type="float">
            <text:p>0.992851545847524</text:p>
          </table:table-cell>
          <table:table-cell office:value-type="float" office:value="1" calcext:value-type="float">
            <text:p>1</text:p>
          </table:table-cell>
          <table:table-cell office:value-type="float" office:value="0.989395869349626" calcext:value-type="float">
            <text:p>0.989395869349626</text:p>
          </table:table-cell>
          <table:table-cell table:number-columns-repeated="2"/>
          <table:table-cell table:formula="of:=[.A62]" office:value-type="float" office:value="7000" calcext:value-type="float">
            <text:p>7000</text:p>
          </table:table-cell>
          <table:table-cell table:formula="of:=[.$H$25]+[.$G$25]*[.G92]" office:value-type="float" office:value="0.999314131156185" calcext:value-type="float">
            <text:p>0.999314131156185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63]" office:value-type="float" office:value="7100" calcext:value-type="float">
            <text:p>7100</text:p>
          </table:table-cell>
          <table:table-cell table:formula="of:=[.$H$25]+[.$G$25]*[.G93]" office:value-type="float" office:value="0.999292125522838" calcext:value-type="float">
            <text:p>0.999292125522838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64]" office:value-type="float" office:value="7200" calcext:value-type="float">
            <text:p>7200</text:p>
          </table:table-cell>
          <table:table-cell table:formula="of:=[.$H$25]+[.$G$25]*[.G94]" office:value-type="float" office:value="0.99927011988949" calcext:value-type="float">
            <text:p>0.99927011988949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65]" office:value-type="float" office:value="7300" calcext:value-type="float">
            <text:p>7300</text:p>
          </table:table-cell>
          <table:table-cell table:formula="of:=[.$H$25]+[.$G$25]*[.G95]" office:value-type="float" office:value="0.999248114256142" calcext:value-type="float">
            <text:p>0.999248114256142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66]" office:value-type="float" office:value="7400" calcext:value-type="float">
            <text:p>7400</text:p>
          </table:table-cell>
          <table:table-cell table:formula="of:=[.$H$25]+[.$G$25]*[.G96]" office:value-type="float" office:value="0.999226108622794" calcext:value-type="float">
            <text:p>0.999226108622794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67]" office:value-type="float" office:value="7500" calcext:value-type="float">
            <text:p>7500</text:p>
          </table:table-cell>
          <table:table-cell table:formula="of:=[.$H$25]+[.$G$25]*[.G97]" office:value-type="float" office:value="0.999204102989447" calcext:value-type="float">
            <text:p>0.999204102989447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68]" office:value-type="float" office:value="7600" calcext:value-type="float">
            <text:p>7600</text:p>
          </table:table-cell>
          <table:table-cell table:formula="of:=[.$H$25]+[.$G$25]*[.G98]" office:value-type="float" office:value="0.999182097356099" calcext:value-type="float">
            <text:p>0.999182097356099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69]" office:value-type="float" office:value="7700" calcext:value-type="float">
            <text:p>7700</text:p>
          </table:table-cell>
          <table:table-cell table:formula="of:=[.$H$25]+[.$G$25]*[.G99]" office:value-type="float" office:value="0.999160091722751" calcext:value-type="float">
            <text:p>0.999160091722751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0]" office:value-type="float" office:value="7800" calcext:value-type="float">
            <text:p>7800</text:p>
          </table:table-cell>
          <table:table-cell table:formula="of:=[.$H$25]+[.$G$25]*[.G100]" office:value-type="float" office:value="0.999138086089403" calcext:value-type="float">
            <text:p>0.999138086089403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1]" office:value-type="float" office:value="7900" calcext:value-type="float">
            <text:p>7900</text:p>
          </table:table-cell>
          <table:table-cell table:formula="of:=[.$H$25]+[.$G$25]*[.G101]" office:value-type="float" office:value="0.999116080456056" calcext:value-type="float">
            <text:p>0.999116080456056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2]" office:value-type="float" office:value="8000" calcext:value-type="float">
            <text:p>8000</text:p>
          </table:table-cell>
          <table:table-cell table:formula="of:=[.$H$25]+[.$G$25]*[.G102]" office:value-type="float" office:value="0.999094074822708" calcext:value-type="float">
            <text:p>0.999094074822708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3]" office:value-type="float" office:value="8100" calcext:value-type="float">
            <text:p>8100</text:p>
          </table:table-cell>
          <table:table-cell table:formula="of:=[.$H$25]+[.$G$25]*[.G103]" office:value-type="float" office:value="0.99907206918936" calcext:value-type="float">
            <text:p>0.99907206918936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4]" office:value-type="float" office:value="8200" calcext:value-type="float">
            <text:p>8200</text:p>
          </table:table-cell>
          <table:table-cell table:formula="of:=[.$H$25]+[.$G$25]*[.G104]" office:value-type="float" office:value="0.999050063556012" calcext:value-type="float">
            <text:p>0.999050063556012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5]" office:value-type="float" office:value="8300" calcext:value-type="float">
            <text:p>8300</text:p>
          </table:table-cell>
          <table:table-cell table:formula="of:=[.$H$25]+[.$G$25]*[.G105]" office:value-type="float" office:value="0.999028057922665" calcext:value-type="float">
            <text:p>0.999028057922665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6]" office:value-type="float" office:value="8400" calcext:value-type="float">
            <text:p>8400</text:p>
          </table:table-cell>
          <table:table-cell table:formula="of:=[.$H$25]+[.$G$25]*[.G106]" office:value-type="float" office:value="0.999006052289317" calcext:value-type="float">
            <text:p>0.999006052289317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7]" office:value-type="float" office:value="8500" calcext:value-type="float">
            <text:p>8500</text:p>
          </table:table-cell>
          <table:table-cell table:formula="of:=[.$H$25]+[.$G$25]*[.G107]" office:value-type="float" office:value="0.998984046655969" calcext:value-type="float">
            <text:p>0.998984046655969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8]" office:value-type="float" office:value="8600" calcext:value-type="float">
            <text:p>8600</text:p>
          </table:table-cell>
          <table:table-cell table:formula="of:=[.$H$25]+[.$G$25]*[.G108]" office:value-type="float" office:value="0.998962041022621" calcext:value-type="float">
            <text:p>0.998962041022621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9]" office:value-type="float" office:value="8700" calcext:value-type="float">
            <text:p>8700</text:p>
          </table:table-cell>
          <table:table-cell table:formula="of:=[.$H$25]+[.$G$25]*[.G109]" office:value-type="float" office:value="0.998940035389274" calcext:value-type="float">
            <text:p>0.998940035389274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0]" office:value-type="float" office:value="8800" calcext:value-type="float">
            <text:p>8800</text:p>
          </table:table-cell>
          <table:table-cell table:formula="of:=[.$H$25]+[.$G$25]*[.G110]" office:value-type="float" office:value="0.998918029755926" calcext:value-type="float">
            <text:p>0.998918029755926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1]" office:value-type="float" office:value="8900" calcext:value-type="float">
            <text:p>8900</text:p>
          </table:table-cell>
          <table:table-cell table:formula="of:=[.$H$25]+[.$G$25]*[.G111]" office:value-type="float" office:value="0.998896024122578" calcext:value-type="float">
            <text:p>0.998896024122578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2]" office:value-type="float" office:value="9000" calcext:value-type="float">
            <text:p>9000</text:p>
          </table:table-cell>
          <table:table-cell table:formula="of:=[.$H$25]+[.$G$25]*[.G112]" office:value-type="float" office:value="0.99887401848923" calcext:value-type="float">
            <text:p>0.99887401848923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3]" office:value-type="float" office:value="9100" calcext:value-type="float">
            <text:p>9100</text:p>
          </table:table-cell>
          <table:table-cell table:formula="of:=[.$H$25]+[.$G$25]*[.G113]" office:value-type="float" office:value="0.998852012855883" calcext:value-type="float">
            <text:p>0.998852012855883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4]" office:value-type="float" office:value="9200" calcext:value-type="float">
            <text:p>9200</text:p>
          </table:table-cell>
          <table:table-cell table:formula="of:=[.$H$25]+[.$G$25]*[.G114]" office:value-type="float" office:value="0.998830007222535" calcext:value-type="float">
            <text:p>0.998830007222535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5]" office:value-type="float" office:value="9300" calcext:value-type="float">
            <text:p>9300</text:p>
          </table:table-cell>
          <table:table-cell table:formula="of:=[.$H$25]+[.$G$25]*[.G115]" office:value-type="float" office:value="0.998808001589187" calcext:value-type="float">
            <text:p>0.998808001589187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6]" office:value-type="float" office:value="9400" calcext:value-type="float">
            <text:p>9400</text:p>
          </table:table-cell>
          <table:table-cell table:formula="of:=[.$H$25]+[.$G$25]*[.G116]" office:value-type="float" office:value="0.99878599595584" calcext:value-type="float">
            <text:p>0.99878599595584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7]" office:value-type="float" office:value="9500" calcext:value-type="float">
            <text:p>9500</text:p>
          </table:table-cell>
          <table:table-cell table:formula="of:=[.$H$25]+[.$G$25]*[.G117]" office:value-type="float" office:value="0.998763990322492" calcext:value-type="float">
            <text:p>0.998763990322492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8]" office:value-type="float" office:value="9600" calcext:value-type="float">
            <text:p>9600</text:p>
          </table:table-cell>
          <table:table-cell table:formula="of:=[.$H$25]+[.$G$25]*[.G118]" office:value-type="float" office:value="0.998741984689144" calcext:value-type="float">
            <text:p>0.998741984689144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9]" office:value-type="float" office:value="9700" calcext:value-type="float">
            <text:p>9700</text:p>
          </table:table-cell>
          <table:table-cell table:formula="of:=[.$H$25]+[.$G$25]*[.G119]" office:value-type="float" office:value="0.998719979055796" calcext:value-type="float">
            <text:p>0.998719979055796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90]" office:value-type="float" office:value="9800" calcext:value-type="float">
            <text:p>9800</text:p>
          </table:table-cell>
          <table:table-cell table:formula="of:=[.$H$25]+[.$G$25]*[.G120]" office:value-type="float" office:value="0.998697973422449" calcext:value-type="float">
            <text:p>0.998697973422449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91]" office:value-type="float" office:value="9900" calcext:value-type="float">
            <text:p>9900</text:p>
          </table:table-cell>
          <table:table-cell table:formula="of:=[.$H$25]+[.$G$25]*[.G121]" office:value-type="float" office:value="0.998675967789101" calcext:value-type="float">
            <text:p>0.998675967789101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92]" office:value-type="float" office:value="10000" calcext:value-type="float">
            <text:p>10000</text:p>
          </table:table-cell>
          <table:table-cell table:formula="of:=[.$H$25]+[.$G$25]*[.G122]" office:value-type="float" office:value="0.998653962155753" calcext:value-type="float">
            <text:p>0.99865396215575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2T12:08:25.977340173</dc:date>
    <meta:editing-duration>PT18M5S</meta:editing-duration>
    <meta:editing-cycles>4</meta:editing-cycles>
    <meta:generator>LibreOffice/7.3.7.2$Linux_X86_64 LibreOffice_project/30$Build-2</meta:generator>
    <meta:document-statistic meta:table-count="1" meta:cell-count="5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703cm" style:legend-expansion="high" chart:style-name="ch2"/>
        <chart:plot-area chart:style-name="ch3" table:cell-range-address="out.A2:out.D92 out.B1:out.D1" chart:data-source-has-labels="row" svg:x="1.331cm" svg:y="0.18cm" svg:width="12.079cm" svg:height="7.659cm">
          <chart:coordinate-region svg:x="2.058cm" svg:y="0.379cm" svg:width="10.887cm" svg:height="6.813cm"/>
          <chart:axis chart:dimension="x" chart:name="primary-x" chart:style-name="ch4">
            <chart:title svg:x="6.135cm" svg:y="8.019cm" chart:style-name="ch5">
              <text:p>Temperature (K)</text:p>
            </chart:title>
          </chart:axis>
          <chart:axis chart:dimension="y" chart:name="primary-y" chart:style-name="ch6">
            <chart:title svg:x="0.451cm" svg:y="4.926cm" chart:style-name="ch7">
              <text:p>Color Value</text:p>
            </chart:title>
            <chart:grid chart:style-name="ch8" chart:class="major"/>
          </chart:axis>
          <chart:series chart:style-name="ch9" chart:values-cell-range-address="out.B2:out.B92" chart:label-cell-address="out.B1:out.B1" chart:class="chart:scatter">
            <chart:domain table:cell-range-address="out.A2:out.A92"/>
            <chart:data-point chart:repeated="91"/>
          </chart:series>
          <chart:series chart:style-name="ch10" chart:values-cell-range-address="out.C2:out.C92" chart:label-cell-address="out.C1:out.C1" chart:class="chart:scatter">
            <chart:data-point chart:repeated="91"/>
          </chart:series>
          <chart:series chart:style-name="ch11" chart:values-cell-range-address="out.D2:out.D92" chart:label-cell-address="out.D1:out.D1" chart:class="chart:scatter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d</text:p>
                <draw:g>
                  <svg:desc>out.B1:out.B1</svg:desc>
                </draw:g>
              </table:table-cell>
              <table:table-cell office:value-type="string">
                <text:p>Green</text:p>
                <draw:g>
                  <svg:desc>out.C1:out.C1</svg:desc>
                </draw:g>
              </table:table-cell>
              <table:table-cell office:value-type="string">
                <text:p>Blue</text:p>
                <draw:g>
                  <svg:desc>out.D1:o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out.A2:out.A92</svg:desc>
                </draw:g>
              </table:table-cell>
              <table:table-cell office:value-type="float" office:value="1">
                <text:p>1</text:p>
                <draw:g>
                  <svg:desc>out.B2:out.B92</svg:desc>
                </draw:g>
              </table:table-cell>
              <table:table-cell office:value-type="float" office:value="0.516026902229661">
                <text:p>0.516026902229661</text:p>
                <draw:g>
                  <svg:desc>out.C2:out.C92</svg:desc>
                </draw:g>
              </table:table-cell>
              <table:table-cell office:value-type="float" office:value="0.00273703342013222">
                <text:p>0.00273703342013222</text:p>
                <draw:g>
                  <svg:desc>out.D2:out.D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0.541587256459894">
                <text:p>0.541587256459894</text:p>
              </table:table-cell>
              <table:table-cell office:value-type="float" office:value="0.00489416646216477">
                <text:p>0.00489416646216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0.565707187001559">
                <text:p>0.565707187001559</text:p>
              </table:table-cell>
              <table:table-cell office:value-type="float" office:value="0.0079929184197186">
                <text:p>0.0079929184197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0.58836966331578">
                <text:p>0.58836966331578</text:p>
              </table:table-cell>
              <table:table-cell office:value-type="float" office:value="0.0121546467398959">
                <text:p>0.0121546467398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  <table:table-cell office:value-type="float" office:value="0.609610630688829">
                <text:p>0.609610630688829</text:p>
              </table:table-cell>
              <table:table-cell office:value-type="float" office:value="0.017456330087811">
                <text:p>0.017456330087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0.629495369769015">
                <text:p>0.629495369769015</text:p>
              </table:table-cell>
              <table:table-cell office:value-type="float" office:value="0.023932143516144">
                <text:p>0.023932143516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  <table:table-cell office:value-type="float" office:value="0.648103887948564">
                <text:p>0.648103887948564</text:p>
              </table:table-cell>
              <table:table-cell office:value-type="float" office:value="0.0315788547181944">
                <text:p>0.0315788547181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  <table:table-cell office:value-type="float" office:value="0.66552196328197">
                <text:p>0.66552196328197</text:p>
              </table:table-cell>
              <table:table-cell office:value-type="float" office:value="0.0403629366674566">
                <text:p>0.0403629366674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  <table:table-cell office:value-type="float" office:value="0.681835755054546">
                <text:p>0.681835755054546</text:p>
              </table:table-cell>
              <table:table-cell office:value-type="float" office:value="0.0502279542055325">
                <text:p>0.0502279542055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  <table:table-cell office:value-type="float" office:value="0.697128666722904">
                <text:p>0.697128666722904</text:p>
              </table:table-cell>
              <table:table-cell office:value-type="float" office:value="0.0611013791525297">
                <text:p>0.0611013791525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.711479625893937">
                <text:p>0.711479625893937</text:p>
              </table:table-cell>
              <table:table-cell office:value-type="float" office:value="0.0729004278778451">
                <text:p>0.0729004278778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0.724962248547787">
                <text:p>0.724962248547787</text:p>
              </table:table-cell>
              <table:table-cell office:value-type="float" office:value="0.0855367992051827">
                <text:p>0.0855367992051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0.73764454735609">
                <text:p>0.73764454735609</text:p>
              </table:table-cell>
              <table:table-cell office:value-type="float" office:value="0.098920353877155">
                <text:p>0.098920353877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.749588967128624">
                <text:p>0.749588967128624</text:p>
              </table:table-cell>
              <table:table-cell office:value-type="float" office:value="0.112961857836213">
                <text:p>0.112961857836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0.760852609391168">
                <text:p>0.760852609391168</text:p>
              </table:table-cell>
              <table:table-cell office:value-type="float" office:value="0.127574941415262">
                <text:p>0.127574941415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.771487558814806">
                <text:p>0.771487558814806</text:p>
              </table:table-cell>
              <table:table-cell office:value-type="float" office:value="0.142677427255141">
                <text:p>0.142677427255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  <table:table-cell office:value-type="float" office:value="0.781541256826617">
                <text:p>0.781541256826617</text:p>
              </table:table-cell>
              <table:table-cell office:value-type="float" office:value="0.158192165742121">
                <text:p>0.158192165742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1">
                <text:p>1</text:p>
              </table:table-cell>
              <table:table-cell office:value-type="float" office:value="0.791056888702702">
                <text:p>0.791056888702702</text:p>
              </table:table-cell>
              <table:table-cell office:value-type="float" office:value="0.174047496702391">
                <text:p>0.174047496702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  <table:table-cell office:value-type="float" office:value="0.800073763915276">
                <text:p>0.800073763915276</text:p>
              </table:table-cell>
              <table:table-cell office:value-type="float" office:value="0.19017743492842">
                <text:p>0.19017743492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1">
                <text:p>1</text:p>
              </table:table-cell>
              <table:table-cell office:value-type="float" office:value="0.808627678130385">
                <text:p>0.808627678130385</text:p>
              </table:table-cell>
              <table:table-cell office:value-type="float" office:value="0.206521657381185">
                <text:p>0.206521657381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0.816751250740186">
                <text:p>0.816751250740186</text:p>
              </table:table-cell>
              <table:table-cell office:value-type="float" office:value="0.223025352722749">
                <text:p>0.223025352722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1">
                <text:p>1</text:p>
              </table:table-cell>
              <table:table-cell office:value-type="float" office:value="0.824474235266857">
                <text:p>0.824474235266857</text:p>
              </table:table-cell>
              <table:table-cell office:value-type="float" office:value="0.239638979490583">
                <text:p>0.239638979490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  <table:table-cell office:value-type="float" office:value="0.831823802109064">
                <text:p>0.831823802109064</text:p>
              </table:table-cell>
              <table:table-cell office:value-type="float" office:value="0.256317967613047">
                <text:p>0.2563179676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1">
                <text:p>1</text:p>
              </table:table-cell>
              <table:table-cell office:value-type="float" office:value="0.838824794381194">
                <text:p>0.838824794381194</text:p>
              </table:table-cell>
              <table:table-cell office:value-type="float" office:value="0.273022388775751">
                <text:p>0.273022388775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1">
                <text:p>1</text:p>
              </table:table-cell>
              <table:table-cell office:value-type="float" office:value="0.845499958323546">
                <text:p>0.845499958323546</text:p>
              </table:table-cell>
              <table:table-cell office:value-type="float" office:value="0.289716614007588">
                <text:p>0.289716614007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1">
                <text:p>1</text:p>
              </table:table-cell>
              <table:table-cell office:value-type="float" office:value="0.851870150136383">
                <text:p>0.851870150136383</text:p>
              </table:table-cell>
              <table:table-cell office:value-type="float" office:value="0.306368971392476">
                <text:p>0.306368971392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  <table:table-cell office:value-type="float" office:value="0.85795452124208">
                <text:p>0.85795452124208</text:p>
              </table:table-cell>
              <table:table-cell office:value-type="float" office:value="0.322951412693314">
                <text:p>0.322951412693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1">
                <text:p>1</text:p>
              </table:table-cell>
              <table:table-cell office:value-type="float" office:value="0.863770683992272">
                <text:p>0.863770683992272</text:p>
              </table:table-cell>
              <table:table-cell office:value-type="float" office:value="0.33943919461111">
                <text:p>0.3394391946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  <table:table-cell office:value-type="float" office:value="0.86933485976672">
                <text:p>0.86933485976672</text:p>
              </table:table-cell>
              <table:table-cell office:value-type="float" office:value="0.355810578156946">
                <text:p>0.3558105781569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1">
                <text:p>1</text:p>
              </table:table-cell>
              <table:table-cell office:value-type="float" office:value="0.874662011293384">
                <text:p>0.874662011293384</text:p>
              </table:table-cell>
              <table:table-cell office:value-type="float" office:value="0.372046547995401">
                <text:p>0.372046547995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0.87976596087854">
                <text:p>0.87976596087854</text:p>
              </table:table-cell>
              <table:table-cell office:value-type="float" office:value="0.388130552472602">
                <text:p>0.388130552472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1">
                <text:p>1</text:p>
              </table:table-cell>
              <table:table-cell office:value-type="float" office:value="0.884659496086263">
                <text:p>0.884659496086263</text:p>
              </table:table-cell>
              <table:table-cell office:value-type="float" office:value="0.404048264251338">
                <text:p>0.404048264251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1">
                <text:p>1</text:p>
              </table:table-cell>
              <table:table-cell office:value-type="float" office:value="0.88935446425766">
                <text:p>0.88935446425766</text:p>
              </table:table-cell>
              <table:table-cell office:value-type="float" office:value="0.419787360947158">
                <text:p>0.419787360947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1">
                <text:p>1</text:p>
              </table:table-cell>
              <table:table-cell office:value-type="float" office:value="0.89386185711735">
                <text:p>0.89386185711735</text:p>
              </table:table-cell>
              <table:table-cell office:value-type="float" office:value="0.435337324822898">
                <text:p>0.435337324822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1">
                <text:p>1</text:p>
              </table:table-cell>
              <table:table-cell office:value-type="float" office:value="0.898191886580865">
                <text:p>0.898191886580865</text:p>
              </table:table-cell>
              <table:table-cell office:value-type="float" office:value="0.450689260401005">
                <text:p>0.450689260401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">
                <text:p>1</text:p>
              </table:table-cell>
              <table:table-cell office:value-type="float" office:value="0.902354052753608">
                <text:p>0.902354052753608</text:p>
              </table:table-cell>
              <table:table-cell office:value-type="float" office:value="0.465835728753328">
                <text:p>0.465835728753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1">
                <text:p>1</text:p>
              </table:table-cell>
              <table:table-cell office:value-type="float" office:value="0.906357205000099">
                <text:p>0.906357205000099</text:p>
              </table:table-cell>
              <table:table-cell office:value-type="float" office:value="0.480770597196811">
                <text:p>0.480770597196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1">
                <text:p>1</text:p>
              </table:table-cell>
              <table:table-cell office:value-type="float" office:value="0.910209596861435">
                <text:p>0.910209596861435</text:p>
              </table:table-cell>
              <table:table-cell office:value-type="float" office:value="0.495488903138663">
                <text:p>0.4954889031386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1">
                <text:p>1</text:p>
              </table:table-cell>
              <table:table-cell office:value-type="float" office:value="0.913918935508709">
                <text:p>0.913918935508709</text:p>
              </table:table-cell>
              <table:table-cell office:value-type="float" office:value="0.509986730860105">
                <text:p>0.509986730860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1">
                <text:p>1</text:p>
              </table:table-cell>
              <table:table-cell office:value-type="float" office:value="0.917492426339795">
                <text:p>0.917492426339795</text:p>
              </table:table-cell>
              <table:table-cell office:value-type="float" office:value="0.524261100091976">
                <text:p>0.524261100091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0.9209368132557">
                <text:p>0.9209368132557</text:p>
              </table:table-cell>
              <table:table-cell office:value-type="float" office:value="0.538309865310128">
                <text:p>0.538309865310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1">
                <text:p>1</text:p>
              </table:table-cell>
              <table:table-cell office:value-type="float" office:value="0.924258415089674">
                <text:p>0.924258415089674</text:p>
              </table:table-cell>
              <table:table-cell office:value-type="float" office:value="0.552131624757805">
                <text:p>0.552131624757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1">
                <text:p>1</text:p>
              </table:table-cell>
              <table:table-cell office:value-type="float" office:value="0.927463158606694">
                <text:p>0.927463158606694</text:p>
              </table:table-cell>
              <table:table-cell office:value-type="float" office:value="0.565725638282258">
                <text:p>0.565725638282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1">
                <text:p>1</text:p>
              </table:table-cell>
              <table:table-cell office:value-type="float" office:value="0.930556608441966">
                <text:p>0.930556608441966</text:p>
              </table:table-cell>
              <table:table-cell office:value-type="float" office:value="0.579091753150871">
                <text:p>0.579091753150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1">
                <text:p>1</text:p>
              </table:table-cell>
              <table:table-cell office:value-type="float" office:value="0.933543994304035">
                <text:p>0.933543994304035</text:p>
              </table:table-cell>
              <table:table-cell office:value-type="float" office:value="0.592230337086621">
                <text:p>0.592230337086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1">
                <text:p>1</text:p>
              </table:table-cell>
              <table:table-cell office:value-type="float" office:value="0.936430235730176">
                <text:p>0.936430235730176</text:p>
              </table:table-cell>
              <table:table-cell office:value-type="float" office:value="0.605142217832639">
                <text:p>0.6051422178326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1">
                <text:p>1</text:p>
              </table:table-cell>
              <table:table-cell office:value-type="float" office:value="0.939219964648501">
                <text:p>0.939219964648501</text:p>
              </table:table-cell>
              <table:table-cell office:value-type="float" office:value="0.617828628620534">
                <text:p>0.617828628620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1">
                <text:p>1</text:p>
              </table:table-cell>
              <table:table-cell office:value-type="float" office:value="0.941917545971945">
                <text:p>0.941917545971945</text:p>
              </table:table-cell>
              <table:table-cell office:value-type="float" office:value="0.630291158976883">
                <text:p>0.630291158976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1">
                <text:p>1</text:p>
              </table:table-cell>
              <table:table-cell office:value-type="float" office:value="0.94452709642364">
                <text:p>0.94452709642364</text:p>
              </table:table-cell>
              <table:table-cell office:value-type="float" office:value="0.642531710356797">
                <text:p>0.642531710356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1">
                <text:p>1</text:p>
              </table:table-cell>
              <table:table-cell office:value-type="float" office:value="0.947052501770586">
                <text:p>0.947052501770586</text:p>
              </table:table-cell>
              <table:table-cell office:value-type="float" office:value="0.654552456143098">
                <text:p>0.654552456143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0.949497432622726">
                <text:p>0.949497432622726</text:p>
              </table:table-cell>
              <table:table-cell office:value-type="float" office:value="0.666355805594569">
                <text:p>0.666355805594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1">
                <text:p>1</text:p>
              </table:table-cell>
              <table:table-cell office:value-type="float" office:value="0.951865358937055">
                <text:p>0.951865358937055</text:p>
              </table:table-cell>
              <table:table-cell office:value-type="float" office:value="0.677944371367301">
                <text:p>0.677944371367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1">
                <text:p>1</text:p>
              </table:table-cell>
              <table:table-cell office:value-type="float" office:value="0.954159563351067">
                <text:p>0.954159563351067</text:p>
              </table:table-cell>
              <table:table-cell office:value-type="float" office:value="0.689320940269792">
                <text:p>0.689320940269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1">
                <text:p>1</text:p>
              </table:table-cell>
              <table:table-cell office:value-type="float" office:value="0.956383153456314">
                <text:p>0.956383153456314</text:p>
              </table:table-cell>
              <table:table-cell office:value-type="float" office:value="0.700488446945372">
                <text:p>0.700488446945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1">
                <text:p>1</text:p>
              </table:table-cell>
              <table:table-cell office:value-type="float" office:value="0.958539073110942">
                <text:p>0.958539073110942</text:p>
              </table:table-cell>
              <table:table-cell office:value-type="float" office:value="0.711449950205231">
                <text:p>0.711449950205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1">
                <text:p>1</text:p>
              </table:table-cell>
              <table:table-cell office:value-type="float" office:value="0.960630112879555">
                <text:p>0.960630112879555</text:p>
              </table:table-cell>
              <table:table-cell office:value-type="float" office:value="0.72220861176193">
                <text:p>0.722208611761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1">
                <text:p>1</text:p>
              </table:table-cell>
              <table:table-cell office:value-type="float" office:value="0.96265891967948">
                <text:p>0.96265891967948</text:p>
              </table:table-cell>
              <table:table-cell office:value-type="float" office:value="0.732767677137346">
                <text:p>0.7327676771373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1">
                <text:p>1</text:p>
              </table:table-cell>
              <table:table-cell office:value-type="float" office:value="0.964628005704312">
                <text:p>0.964628005704312</text:p>
              </table:table-cell>
              <table:table-cell office:value-type="float" office:value="0.743130458540504">
                <text:p>0.7431304585405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1">
                <text:p>1</text:p>
              </table:table-cell>
              <table:table-cell office:value-type="float" office:value="0.966539756688321">
                <text:p>0.966539756688321</text:p>
              </table:table-cell>
              <table:table-cell office:value-type="float" office:value="0.753300319530232">
                <text:p>0.7533003195302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1">
                <text:p>1</text:p>
              </table:table-cell>
              <table:table-cell office:value-type="float" office:value="0.968396439568925">
                <text:p>0.968396439568925</text:p>
              </table:table-cell>
              <table:table-cell office:value-type="float" office:value="0.763280661295011">
                <text:p>0.763280661295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0.970200209598668">
                <text:p>0.970200209598668</text:p>
              </table:table-cell>
              <table:table-cell office:value-type="float" office:value="0.773074910398179">
                <text:p>0.773074910398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1">
                <text:p>1</text:p>
              </table:table-cell>
              <table:table-cell office:value-type="float" office:value="0.971953116953107">
                <text:p>0.971953116953107</text:p>
              </table:table-cell>
              <table:table-cell office:value-type="float" office:value="0.782686507850831">
                <text:p>0.782686507850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1">
                <text:p>1</text:p>
              </table:table-cell>
              <table:table-cell office:value-type="float" office:value="0.973657112876497">
                <text:p>0.973657112876497</text:p>
              </table:table-cell>
              <table:table-cell office:value-type="float" office:value="0.79211889938757">
                <text:p>0.79211889938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1">
                <text:p>1</text:p>
              </table:table-cell>
              <table:table-cell office:value-type="float" office:value="0.975314055403123">
                <text:p>0.975314055403123</text:p>
              </table:table-cell>
              <table:table-cell office:value-type="float" office:value="0.801375526831854">
                <text:p>0.8013755268318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1">
                <text:p>1</text:p>
              </table:table-cell>
              <table:table-cell office:value-type="float" office:value="0.976925714688583">
                <text:p>0.976925714688583</text:p>
              </table:table-cell>
              <table:table-cell office:value-type="float" office:value="0.810459820448124">
                <text:p>0.810459820448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1">
                <text:p>1</text:p>
              </table:table-cell>
              <table:table-cell office:value-type="float" office:value="0.978493777982079">
                <text:p>0.978493777982079</text:p>
              </table:table-cell>
              <table:table-cell office:value-type="float" office:value="0.819375192187338">
                <text:p>0.819375192187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1">
                <text:p>1</text:p>
              </table:table-cell>
              <table:table-cell office:value-type="float" office:value="0.98001985426797">
                <text:p>0.98001985426797</text:p>
              </table:table-cell>
              <table:table-cell office:value-type="float" office:value="0.828125029741153">
                <text:p>0.828125029741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1">
                <text:p>1</text:p>
              </table:table-cell>
              <table:table-cell office:value-type="float" office:value="0.981505478602196">
                <text:p>0.981505478602196</text:p>
              </table:table-cell>
              <table:table-cell office:value-type="float" office:value="0.836712691327679">
                <text:p>0.836712691327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1">
                <text:p>1</text:p>
              </table:table-cell>
              <table:table-cell office:value-type="float" office:value="0.982952116166985">
                <text:p>0.982952116166985</text:p>
              </table:table-cell>
              <table:table-cell office:value-type="float" office:value="0.845141501138811">
                <text:p>0.845141501138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1">
                <text:p>1</text:p>
              </table:table-cell>
              <table:table-cell office:value-type="float" office:value="0.984361166065084">
                <text:p>0.984361166065084</text:p>
              </table:table-cell>
              <table:table-cell office:value-type="float" office:value="0.853414745385492">
                <text:p>0.8534147453854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.985733964872984">
                <text:p>0.985733964872984</text:p>
              </table:table-cell>
              <table:table-cell office:value-type="float" office:value="0.861535668883051">
                <text:p>0.861535668883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1">
                <text:p>1</text:p>
              </table:table-cell>
              <table:table-cell office:value-type="float" office:value="0.987071789970885">
                <text:p>0.987071789970885</text:p>
              </table:table-cell>
              <table:table-cell office:value-type="float" office:value="0.869507472124028">
                <text:p>0.869507472124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1">
                <text:p>1</text:p>
              </table:table-cell>
              <table:table-cell office:value-type="float" office:value="0.988375862665651">
                <text:p>0.988375862665651</text:p>
              </table:table-cell>
              <table:table-cell office:value-type="float" office:value="0.877333308790642">
                <text:p>0.8773333087906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1">
                <text:p>1</text:p>
              </table:table-cell>
              <table:table-cell office:value-type="float" office:value="0.989647351121655">
                <text:p>0.989647351121655</text:p>
              </table:table-cell>
              <table:table-cell office:value-type="float" office:value="0.885016283663436">
                <text:p>0.885016283663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1">
                <text:p>1</text:p>
              </table:table-cell>
              <table:table-cell office:value-type="float" office:value="0.990887373113159">
                <text:p>0.990887373113159</text:p>
              </table:table-cell>
              <table:table-cell office:value-type="float" office:value="0.892559450886545">
                <text:p>0.892559450886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1">
                <text:p>1</text:p>
              </table:table-cell>
              <table:table-cell office:value-type="float" office:value="0.992096998610785">
                <text:p>0.992096998610785</text:p>
              </table:table-cell>
              <table:table-cell office:value-type="float" office:value="0.899965812553657">
                <text:p>0.899965812553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1">
                <text:p>1</text:p>
              </table:table-cell>
              <table:table-cell office:value-type="float" office:value="0.993277252213582">
                <text:p>0.993277252213582</text:p>
              </table:table-cell>
              <table:table-cell office:value-type="float" office:value="0.907238317581967">
                <text:p>0.9072383175819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1">
                <text:p>1</text:p>
              </table:table-cell>
              <table:table-cell office:value-type="float" office:value="0.994429115437328">
                <text:p>0.994429115437328</text:p>
              </table:table-cell>
              <table:table-cell office:value-type="float" office:value="0.914379860844449">
                <text:p>0.914379860844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1">
                <text:p>1</text:p>
              </table:table-cell>
              <table:table-cell office:value-type="float" office:value="0.995553528868815">
                <text:p>0.995553528868815</text:p>
              </table:table-cell>
              <table:table-cell office:value-type="float" office:value="0.921393282533434">
                <text:p>0.921393282533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1">
                <text:p>1</text:p>
              </table:table-cell>
              <table:table-cell office:value-type="float" office:value="0.996651394195146">
                <text:p>0.996651394195146</text:p>
              </table:table-cell>
              <table:table-cell office:value-type="float" office:value="0.928281367730976">
                <text:p>0.928281367730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.997723576116359">
                <text:p>0.997723576116359</text:p>
              </table:table-cell>
              <table:table-cell office:value-type="float" office:value="0.935046846163752">
                <text:p>0.935046846163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1">
                <text:p>1</text:p>
              </table:table-cell>
              <table:table-cell office:value-type="float" office:value="0.998770904149062">
                <text:p>0.998770904149062</text:p>
              </table:table-cell>
              <table:table-cell office:value-type="float" office:value="0.941692392122236">
                <text:p>0.941692392122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1">
                <text:p>1</text:p>
              </table:table-cell>
              <table:table-cell office:value-type="float" office:value="0.9997941743282">
                <text:p>0.9997941743282</text:p>
              </table:table-cell>
              <table:table-cell office:value-type="float" office:value="0.948220624525821">
                <text:p>0.9482206245258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0.999206479361535">
                <text:p>0.999206479361535</text:p>
              </table:table-cell>
              <table:table-cell office:value-type="float" office:value="1">
                <text:p>1</text:p>
              </table:table-cell>
              <table:table-cell office:value-type="float" office:value="0.953876585251058">
                <text:p>0.953876585251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0.998231565494064">
                <text:p>0.998231565494064</text:p>
              </table:table-cell>
              <table:table-cell office:value-type="float" office:value="1">
                <text:p>1</text:p>
              </table:table-cell>
              <table:table-cell office:value-type="float" office:value="0.959235997542391">
                <text:p>0.959235997542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0.997280288019507">
                <text:p>0.997280288019507</text:p>
              </table:table-cell>
              <table:table-cell office:value-type="float" office:value="1">
                <text:p>1</text:p>
              </table:table-cell>
              <table:table-cell office:value-type="float" office:value="0.964496497547927">
                <text:p>0.964496497547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0.996351844907364">
                <text:p>0.996351844907364</text:p>
              </table:table-cell>
              <table:table-cell office:value-type="float" office:value="1">
                <text:p>1</text:p>
              </table:table-cell>
              <table:table-cell office:value-type="float" office:value="0.969660448764742">
                <text:p>0.969660448764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0.995445468616797">
                <text:p>0.995445468616797</text:p>
              </table:table-cell>
              <table:table-cell office:value-type="float" office:value="1">
                <text:p>1</text:p>
              </table:table-cell>
              <table:table-cell office:value-type="float" office:value="0.974730151885785">
                <text:p>0.974730151885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0.994560424310288">
                <text:p>0.994560424310288</text:p>
              </table:table-cell>
              <table:table-cell office:value-type="float" office:value="1">
                <text:p>1</text:p>
              </table:table-cell>
              <table:table-cell office:value-type="float" office:value="0.979707846317287">
                <text:p>0.979707846317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0.993696008175456">
                <text:p>0.993696008175456</text:p>
              </table:table-cell>
              <table:table-cell office:value-type="float" office:value="1">
                <text:p>1</text:p>
              </table:table-cell>
              <table:table-cell office:value-type="float" office:value="0.984595711688434">
                <text:p>0.984595711688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0.992851545847524">
                <text:p>0.992851545847524</text:p>
              </table:table-cell>
              <table:table-cell office:value-type="float" office:value="1">
                <text:p>1</text:p>
              </table:table-cell>
              <table:table-cell office:value-type="float" office:value="0.989395869349626">
                <text:p>0.989395869349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22cm" svg:y="3.952cm" style:legend-expansion="high" chart:style-name="ch2"/>
        <chart:plot-area chart:style-name="ch3" table:cell-range-address="out.A2:out.B92 out.B1:out.B1 out.H31:out.H122" chart:data-source-has-labels="row" svg:x="1.331cm" svg:y="0.18cm" svg:width="9.771cm" svg:height="7.659cm">
          <chart:coordinate-region svg:x="2.429cm" svg:y="0.379cm" svg:width="8.531cm" svg:height="6.275cm"/>
          <chart:axis chart:dimension="x" chart:name="primary-x" chart:style-name="ch4">
            <chart:title svg:x="4.981cm" svg:y="8.019cm" chart:style-name="ch5">
              <text:p>Temperature (K)</text:p>
            </chart:title>
          </chart:axis>
          <chart:axis chart:dimension="y" chart:name="primary-y" chart:style-name="ch6">
            <chart:title svg:x="0.451cm" svg:y="4.926cm" chart:style-name="ch7">
              <text:p>Color Value</text:p>
            </chart:title>
            <chart:grid chart:style-name="ch8" chart:class="major"/>
          </chart:axis>
          <chart:series chart:style-name="ch9" chart:values-cell-range-address="out.B2:out.B92" chart:label-cell-address="out.B1:out.B1" chart:class="chart:scatter">
            <chart:domain table:cell-range-address="out.A2:out.A92"/>
            <chart:data-point chart:repeated="91"/>
          </chart:series>
          <chart:series chart:style-name="ch10" chart:values-cell-range-address="out.H32:out.H122" chart:label-cell-address="out.H31:out.H31" chart:class="chart:scatter">
            <chart:domain table:cell-range-address="out.G32:out.G123"/>
            <chart:data-point chart:repeated="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d</text:p>
                <draw:g>
                  <svg:desc>out.B1:out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ed Regression</text:p>
                <draw:g>
                  <svg:desc>out.H31:out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out.A2:out.A92</svg:desc>
                </draw:g>
              </table:table-cell>
              <table:table-cell office:value-type="float" office:value="1">
                <text:p>1</text:p>
                <draw:g>
                  <svg:desc>out.B2:out.B92</svg:desc>
                </draw:g>
              </table:table-cell>
              <table:table-cell office:value-type="float" office:value="1000">
                <text:p>1000</text:p>
                <draw:g>
                  <svg:desc>out.G32:out.G123</svg:desc>
                </draw:g>
              </table:table-cell>
              <table:table-cell office:value-type="float" office:value="1.00063446915705">
                <text:p>1.00063446915705</text:p>
                <draw:g>
                  <svg:desc>out.H32:out.H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1100">
                <text:p>1100</text:p>
              </table:table-cell>
              <table:table-cell office:value-type="float" office:value="1.0006124635237">
                <text:p>1.0006124635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1200">
                <text:p>1200</text:p>
              </table:table-cell>
              <table:table-cell office:value-type="float" office:value="1.00059045789035">
                <text:p>1.00059045789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1300">
                <text:p>1300</text:p>
              </table:table-cell>
              <table:table-cell office:value-type="float" office:value="1.00056845225701">
                <text:p>1.00056845225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  <table:table-cell office:value-type="float" office:value="1400">
                <text:p>1400</text:p>
              </table:table-cell>
              <table:table-cell office:value-type="float" office:value="1.00054644662366">
                <text:p>1.00054644662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1500">
                <text:p>1500</text:p>
              </table:table-cell>
              <table:table-cell office:value-type="float" office:value="1.00052444099031">
                <text:p>1.0005244409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  <table:table-cell office:value-type="float" office:value="1600">
                <text:p>1600</text:p>
              </table:table-cell>
              <table:table-cell office:value-type="float" office:value="1.00050243535696">
                <text:p>1.00050243535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  <table:table-cell office:value-type="float" office:value="1700">
                <text:p>1700</text:p>
              </table:table-cell>
              <table:table-cell office:value-type="float" office:value="1.00048042972362">
                <text:p>1.00048042972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  <table:table-cell office:value-type="float" office:value="1800">
                <text:p>1800</text:p>
              </table:table-cell>
              <table:table-cell office:value-type="float" office:value="1.00045842409027">
                <text:p>1.00045842409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  <table:table-cell office:value-type="float" office:value="1900">
                <text:p>1900</text:p>
              </table:table-cell>
              <table:table-cell office:value-type="float" office:value="1.00043641845692">
                <text:p>1.00043641845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1.00041441282357">
                <text:p>1.00041441282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2100">
                <text:p>2100</text:p>
              </table:table-cell>
              <table:table-cell office:value-type="float" office:value="1.00039240719022">
                <text:p>1.00039240719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2200">
                <text:p>2200</text:p>
              </table:table-cell>
              <table:table-cell office:value-type="float" office:value="1.00037040155688">
                <text:p>1.00037040155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2300">
                <text:p>2300</text:p>
              </table:table-cell>
              <table:table-cell office:value-type="float" office:value="1.00034839592353">
                <text:p>1.00034839592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2400">
                <text:p>2400</text:p>
              </table:table-cell>
              <table:table-cell office:value-type="float" office:value="1.00032639029018">
                <text:p>1.00032639029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2500">
                <text:p>2500</text:p>
              </table:table-cell>
              <table:table-cell office:value-type="float" office:value="1.00030438465683">
                <text:p>1.00030438465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  <table:table-cell office:value-type="float" office:value="2600">
                <text:p>2600</text:p>
              </table:table-cell>
              <table:table-cell office:value-type="float" office:value="1.00028237902349">
                <text:p>1.00028237902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1">
                <text:p>1</text:p>
              </table:table-cell>
              <table:table-cell office:value-type="float" office:value="2700">
                <text:p>2700</text:p>
              </table:table-cell>
              <table:table-cell office:value-type="float" office:value="1.00026037339014">
                <text:p>1.00026037339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  <table:table-cell office:value-type="float" office:value="2800">
                <text:p>2800</text:p>
              </table:table-cell>
              <table:table-cell office:value-type="float" office:value="1.00023836775679">
                <text:p>1.000238367756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1">
                <text:p>1</text:p>
              </table:table-cell>
              <table:table-cell office:value-type="float" office:value="2900">
                <text:p>2900</text:p>
              </table:table-cell>
              <table:table-cell office:value-type="float" office:value="1.00021636212344">
                <text:p>1.00021636212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3000">
                <text:p>3000</text:p>
              </table:table-cell>
              <table:table-cell office:value-type="float" office:value="1.00019435649009">
                <text:p>1.00019435649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1">
                <text:p>1</text:p>
              </table:table-cell>
              <table:table-cell office:value-type="float" office:value="3100">
                <text:p>3100</text:p>
              </table:table-cell>
              <table:table-cell office:value-type="float" office:value="1.00017235085675">
                <text:p>1.00017235085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  <table:table-cell office:value-type="float" office:value="3200">
                <text:p>3200</text:p>
              </table:table-cell>
              <table:table-cell office:value-type="float" office:value="1.0001503452234">
                <text:p>1.0001503452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1">
                <text:p>1</text:p>
              </table:table-cell>
              <table:table-cell office:value-type="float" office:value="3300">
                <text:p>3300</text:p>
              </table:table-cell>
              <table:table-cell office:value-type="float" office:value="1.00012833959005">
                <text:p>1.00012833959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1">
                <text:p>1</text:p>
              </table:table-cell>
              <table:table-cell office:value-type="float" office:value="3400">
                <text:p>3400</text:p>
              </table:table-cell>
              <table:table-cell office:value-type="float" office:value="1.0001063339567">
                <text:p>1.00010633395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1">
                <text:p>1</text:p>
              </table:table-cell>
              <table:table-cell office:value-type="float" office:value="3500">
                <text:p>3500</text:p>
              </table:table-cell>
              <table:table-cell office:value-type="float" office:value="1.00008432832336">
                <text:p>1.00008432832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  <table:table-cell office:value-type="float" office:value="3600">
                <text:p>3600</text:p>
              </table:table-cell>
              <table:table-cell office:value-type="float" office:value="1.00006232269001">
                <text:p>1.00006232269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1">
                <text:p>1</text:p>
              </table:table-cell>
              <table:table-cell office:value-type="float" office:value="3700">
                <text:p>3700</text:p>
              </table:table-cell>
              <table:table-cell office:value-type="float" office:value="1.00004031705666">
                <text:p>1.00004031705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  <table:table-cell office:value-type="float" office:value="3800">
                <text:p>3800</text:p>
              </table:table-cell>
              <table:table-cell office:value-type="float" office:value="1.00001831142331">
                <text:p>1.00001831142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1">
                <text:p>1</text:p>
              </table:table-cell>
              <table:table-cell office:value-type="float" office:value="3900">
                <text:p>3900</text:p>
              </table:table-cell>
              <table:table-cell office:value-type="float" office:value="0.999996305789965">
                <text:p>0.9999963057899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999974300156617">
                <text:p>0.999974300156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1">
                <text:p>1</text:p>
              </table:table-cell>
              <table:table-cell office:value-type="float" office:value="4100">
                <text:p>4100</text:p>
              </table:table-cell>
              <table:table-cell office:value-type="float" office:value="0.99995229452327">
                <text:p>0.99995229452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1">
                <text:p>1</text:p>
              </table:table-cell>
              <table:table-cell office:value-type="float" office:value="4200">
                <text:p>4200</text:p>
              </table:table-cell>
              <table:table-cell office:value-type="float" office:value="0.999930288889922">
                <text:p>0.999930288889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1">
                <text:p>1</text:p>
              </table:table-cell>
              <table:table-cell office:value-type="float" office:value="4300">
                <text:p>4300</text:p>
              </table:table-cell>
              <table:table-cell office:value-type="float" office:value="0.999908283256574">
                <text:p>0.999908283256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1">
                <text:p>1</text:p>
              </table:table-cell>
              <table:table-cell office:value-type="float" office:value="4400">
                <text:p>4400</text:p>
              </table:table-cell>
              <table:table-cell office:value-type="float" office:value="0.999886277623227">
                <text:p>0.999886277623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">
                <text:p>1</text:p>
              </table:table-cell>
              <table:table-cell office:value-type="float" office:value="4500">
                <text:p>4500</text:p>
              </table:table-cell>
              <table:table-cell office:value-type="float" office:value="0.999864271989879">
                <text:p>0.9998642719898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1">
                <text:p>1</text:p>
              </table:table-cell>
              <table:table-cell office:value-type="float" office:value="4600">
                <text:p>4600</text:p>
              </table:table-cell>
              <table:table-cell office:value-type="float" office:value="0.999842266356531">
                <text:p>0.999842266356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1">
                <text:p>1</text:p>
              </table:table-cell>
              <table:table-cell office:value-type="float" office:value="4700">
                <text:p>4700</text:p>
              </table:table-cell>
              <table:table-cell office:value-type="float" office:value="0.999820260723183">
                <text:p>0.999820260723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1">
                <text:p>1</text:p>
              </table:table-cell>
              <table:table-cell office:value-type="float" office:value="4800">
                <text:p>4800</text:p>
              </table:table-cell>
              <table:table-cell office:value-type="float" office:value="0.999798255089836">
                <text:p>0.999798255089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1">
                <text:p>1</text:p>
              </table:table-cell>
              <table:table-cell office:value-type="float" office:value="4900">
                <text:p>4900</text:p>
              </table:table-cell>
              <table:table-cell office:value-type="float" office:value="0.999776249456488">
                <text:p>0.999776249456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0.99975424382314">
                <text:p>0.99975424382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1">
                <text:p>1</text:p>
              </table:table-cell>
              <table:table-cell office:value-type="float" office:value="5100">
                <text:p>5100</text:p>
              </table:table-cell>
              <table:table-cell office:value-type="float" office:value="0.999732238189792">
                <text:p>0.999732238189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1">
                <text:p>1</text:p>
              </table:table-cell>
              <table:table-cell office:value-type="float" office:value="5200">
                <text:p>5200</text:p>
              </table:table-cell>
              <table:table-cell office:value-type="float" office:value="0.999710232556445">
                <text:p>0.999710232556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1">
                <text:p>1</text:p>
              </table:table-cell>
              <table:table-cell office:value-type="float" office:value="5300">
                <text:p>5300</text:p>
              </table:table-cell>
              <table:table-cell office:value-type="float" office:value="0.999688226923097">
                <text:p>0.999688226923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1">
                <text:p>1</text:p>
              </table:table-cell>
              <table:table-cell office:value-type="float" office:value="5400">
                <text:p>5400</text:p>
              </table:table-cell>
              <table:table-cell office:value-type="float" office:value="0.999666221289749">
                <text:p>0.999666221289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1">
                <text:p>1</text:p>
              </table:table-cell>
              <table:table-cell office:value-type="float" office:value="5500">
                <text:p>5500</text:p>
              </table:table-cell>
              <table:table-cell office:value-type="float" office:value="0.999644215656401">
                <text:p>0.999644215656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1">
                <text:p>1</text:p>
              </table:table-cell>
              <table:table-cell office:value-type="float" office:value="5600">
                <text:p>5600</text:p>
              </table:table-cell>
              <table:table-cell office:value-type="float" office:value="0.999622210023054">
                <text:p>0.9996222100230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1">
                <text:p>1</text:p>
              </table:table-cell>
              <table:table-cell office:value-type="float" office:value="5700">
                <text:p>5700</text:p>
              </table:table-cell>
              <table:table-cell office:value-type="float" office:value="0.999600204389706">
                <text:p>0.999600204389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1">
                <text:p>1</text:p>
              </table:table-cell>
              <table:table-cell office:value-type="float" office:value="5800">
                <text:p>5800</text:p>
              </table:table-cell>
              <table:table-cell office:value-type="float" office:value="0.999578198756358">
                <text:p>0.999578198756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1">
                <text:p>1</text:p>
              </table:table-cell>
              <table:table-cell office:value-type="float" office:value="5900">
                <text:p>5900</text:p>
              </table:table-cell>
              <table:table-cell office:value-type="float" office:value="0.999556193123011">
                <text:p>0.999556193123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6000">
                <text:p>6000</text:p>
              </table:table-cell>
              <table:table-cell office:value-type="float" office:value="0.999534187489663">
                <text:p>0.999534187489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1">
                <text:p>1</text:p>
              </table:table-cell>
              <table:table-cell office:value-type="float" office:value="6100">
                <text:p>6100</text:p>
              </table:table-cell>
              <table:table-cell office:value-type="float" office:value="0.999512181856315">
                <text:p>0.999512181856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1">
                <text:p>1</text:p>
              </table:table-cell>
              <table:table-cell office:value-type="float" office:value="6200">
                <text:p>6200</text:p>
              </table:table-cell>
              <table:table-cell office:value-type="float" office:value="0.999490176222967">
                <text:p>0.9994901762229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1">
                <text:p>1</text:p>
              </table:table-cell>
              <table:table-cell office:value-type="float" office:value="6300">
                <text:p>6300</text:p>
              </table:table-cell>
              <table:table-cell office:value-type="float" office:value="0.99946817058962">
                <text:p>0.99946817058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1">
                <text:p>1</text:p>
              </table:table-cell>
              <table:table-cell office:value-type="float" office:value="6400">
                <text:p>6400</text:p>
              </table:table-cell>
              <table:table-cell office:value-type="float" office:value="0.999446164956272">
                <text:p>0.999446164956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1">
                <text:p>1</text:p>
              </table:table-cell>
              <table:table-cell office:value-type="float" office:value="6500">
                <text:p>6500</text:p>
              </table:table-cell>
              <table:table-cell office:value-type="float" office:value="0.999424159322924">
                <text:p>0.9994241593229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1">
                <text:p>1</text:p>
              </table:table-cell>
              <table:table-cell office:value-type="float" office:value="6600">
                <text:p>6600</text:p>
              </table:table-cell>
              <table:table-cell office:value-type="float" office:value="0.999402153689576">
                <text:p>0.9994021536895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1">
                <text:p>1</text:p>
              </table:table-cell>
              <table:table-cell office:value-type="float" office:value="6700">
                <text:p>6700</text:p>
              </table:table-cell>
              <table:table-cell office:value-type="float" office:value="0.999380148056228">
                <text:p>0.999380148056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1">
                <text:p>1</text:p>
              </table:table-cell>
              <table:table-cell office:value-type="float" office:value="6800">
                <text:p>6800</text:p>
              </table:table-cell>
              <table:table-cell office:value-type="float" office:value="0.999358142422881">
                <text:p>0.99935814242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1">
                <text:p>1</text:p>
              </table:table-cell>
              <table:table-cell office:value-type="float" office:value="6900">
                <text:p>6900</text:p>
              </table:table-cell>
              <table:table-cell office:value-type="float" office:value="0.999336136789533">
                <text:p>0.9993361367895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7000">
                <text:p>7000</text:p>
              </table:table-cell>
              <table:table-cell office:value-type="float" office:value="0.999314131156185">
                <text:p>0.999314131156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1">
                <text:p>1</text:p>
              </table:table-cell>
              <table:table-cell office:value-type="float" office:value="7100">
                <text:p>7100</text:p>
              </table:table-cell>
              <table:table-cell office:value-type="float" office:value="0.999292125522838">
                <text:p>0.999292125522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1">
                <text:p>1</text:p>
              </table:table-cell>
              <table:table-cell office:value-type="float" office:value="7200">
                <text:p>7200</text:p>
              </table:table-cell>
              <table:table-cell office:value-type="float" office:value="0.99927011988949">
                <text:p>0.99927011988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  <table:table-cell office:value-type="float" office:value="0.999248114256142">
                <text:p>0.999248114256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1">
                <text:p>1</text:p>
              </table:table-cell>
              <table:table-cell office:value-type="float" office:value="7400">
                <text:p>7400</text:p>
              </table:table-cell>
              <table:table-cell office:value-type="float" office:value="0.999226108622794">
                <text:p>0.999226108622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1">
                <text:p>1</text:p>
              </table:table-cell>
              <table:table-cell office:value-type="float" office:value="7500">
                <text:p>7500</text:p>
              </table:table-cell>
              <table:table-cell office:value-type="float" office:value="0.999204102989447">
                <text:p>0.999204102989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1">
                <text:p>1</text:p>
              </table:table-cell>
              <table:table-cell office:value-type="float" office:value="7600">
                <text:p>7600</text:p>
              </table:table-cell>
              <table:table-cell office:value-type="float" office:value="0.999182097356099">
                <text:p>0.9991820973560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1">
                <text:p>1</text:p>
              </table:table-cell>
              <table:table-cell office:value-type="float" office:value="7700">
                <text:p>7700</text:p>
              </table:table-cell>
              <table:table-cell office:value-type="float" office:value="0.999160091722751">
                <text:p>0.999160091722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1">
                <text:p>1</text:p>
              </table:table-cell>
              <table:table-cell office:value-type="float" office:value="7800">
                <text:p>7800</text:p>
              </table:table-cell>
              <table:table-cell office:value-type="float" office:value="0.999138086089403">
                <text:p>0.999138086089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1">
                <text:p>1</text:p>
              </table:table-cell>
              <table:table-cell office:value-type="float" office:value="7900">
                <text:p>7900</text:p>
              </table:table-cell>
              <table:table-cell office:value-type="float" office:value="0.999116080456056">
                <text:p>0.9991160804560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8000">
                <text:p>8000</text:p>
              </table:table-cell>
              <table:table-cell office:value-type="float" office:value="0.999094074822708">
                <text:p>0.9990940748227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1">
                <text:p>1</text:p>
              </table:table-cell>
              <table:table-cell office:value-type="float" office:value="8100">
                <text:p>8100</text:p>
              </table:table-cell>
              <table:table-cell office:value-type="float" office:value="0.99907206918936">
                <text:p>0.99907206918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1">
                <text:p>1</text:p>
              </table:table-cell>
              <table:table-cell office:value-type="float" office:value="8200">
                <text:p>8200</text:p>
              </table:table-cell>
              <table:table-cell office:value-type="float" office:value="0.999050063556012">
                <text:p>0.999050063556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1">
                <text:p>1</text:p>
              </table:table-cell>
              <table:table-cell office:value-type="float" office:value="8300">
                <text:p>8300</text:p>
              </table:table-cell>
              <table:table-cell office:value-type="float" office:value="0.999028057922665">
                <text:p>0.9990280579226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1">
                <text:p>1</text:p>
              </table:table-cell>
              <table:table-cell office:value-type="float" office:value="8400">
                <text:p>8400</text:p>
              </table:table-cell>
              <table:table-cell office:value-type="float" office:value="0.999006052289317">
                <text:p>0.9990060522893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1">
                <text:p>1</text:p>
              </table:table-cell>
              <table:table-cell office:value-type="float" office:value="8500">
                <text:p>8500</text:p>
              </table:table-cell>
              <table:table-cell office:value-type="float" office:value="0.998984046655969">
                <text:p>0.998984046655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1">
                <text:p>1</text:p>
              </table:table-cell>
              <table:table-cell office:value-type="float" office:value="8600">
                <text:p>8600</text:p>
              </table:table-cell>
              <table:table-cell office:value-type="float" office:value="0.998962041022621">
                <text:p>0.9989620410226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1">
                <text:p>1</text:p>
              </table:table-cell>
              <table:table-cell office:value-type="float" office:value="8700">
                <text:p>8700</text:p>
              </table:table-cell>
              <table:table-cell office:value-type="float" office:value="0.998940035389274">
                <text:p>0.9989400353892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1">
                <text:p>1</text:p>
              </table:table-cell>
              <table:table-cell office:value-type="float" office:value="8800">
                <text:p>8800</text:p>
              </table:table-cell>
              <table:table-cell office:value-type="float" office:value="0.998918029755926">
                <text:p>0.998918029755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1">
                <text:p>1</text:p>
              </table:table-cell>
              <table:table-cell office:value-type="float" office:value="8900">
                <text:p>8900</text:p>
              </table:table-cell>
              <table:table-cell office:value-type="float" office:value="0.998896024122578">
                <text:p>0.9988960241225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9000">
                <text:p>9000</text:p>
              </table:table-cell>
              <table:table-cell office:value-type="float" office:value="0.99887401848923">
                <text:p>0.99887401848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1">
                <text:p>1</text:p>
              </table:table-cell>
              <table:table-cell office:value-type="float" office:value="9100">
                <text:p>9100</text:p>
              </table:table-cell>
              <table:table-cell office:value-type="float" office:value="0.998852012855883">
                <text:p>0.998852012855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1">
                <text:p>1</text:p>
              </table:table-cell>
              <table:table-cell office:value-type="float" office:value="9200">
                <text:p>9200</text:p>
              </table:table-cell>
              <table:table-cell office:value-type="float" office:value="0.998830007222535">
                <text:p>0.9988300072225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0.999206479361535">
                <text:p>0.999206479361535</text:p>
              </table:table-cell>
              <table:table-cell office:value-type="float" office:value="9300">
                <text:p>9300</text:p>
              </table:table-cell>
              <table:table-cell office:value-type="float" office:value="0.998808001589187">
                <text:p>0.9988080015891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0.998231565494064">
                <text:p>0.998231565494064</text:p>
              </table:table-cell>
              <table:table-cell office:value-type="float" office:value="9400">
                <text:p>9400</text:p>
              </table:table-cell>
              <table:table-cell office:value-type="float" office:value="0.99878599595584">
                <text:p>0.99878599595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0.997280288019507">
                <text:p>0.997280288019507</text:p>
              </table:table-cell>
              <table:table-cell office:value-type="float" office:value="9500">
                <text:p>9500</text:p>
              </table:table-cell>
              <table:table-cell office:value-type="float" office:value="0.998763990322492">
                <text:p>0.998763990322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0.996351844907364">
                <text:p>0.996351844907364</text:p>
              </table:table-cell>
              <table:table-cell office:value-type="float" office:value="9600">
                <text:p>9600</text:p>
              </table:table-cell>
              <table:table-cell office:value-type="float" office:value="0.998741984689144">
                <text:p>0.998741984689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0.995445468616797">
                <text:p>0.995445468616797</text:p>
              </table:table-cell>
              <table:table-cell office:value-type="float" office:value="9700">
                <text:p>9700</text:p>
              </table:table-cell>
              <table:table-cell office:value-type="float" office:value="0.998719979055796">
                <text:p>0.998719979055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0.994560424310288">
                <text:p>0.994560424310288</text:p>
              </table:table-cell>
              <table:table-cell office:value-type="float" office:value="9800">
                <text:p>9800</text:p>
              </table:table-cell>
              <table:table-cell office:value-type="float" office:value="0.998697973422449">
                <text:p>0.998697973422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0.993696008175456">
                <text:p>0.993696008175456</text:p>
              </table:table-cell>
              <table:table-cell office:value-type="float" office:value="9900">
                <text:p>9900</text:p>
              </table:table-cell>
              <table:table-cell office:value-type="float" office:value="0.998675967789101">
                <text:p>0.998675967789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0.992851545847524">
                <text:p>0.992851545847524</text:p>
              </table:table-cell>
              <table:table-cell office:value-type="float" office:value="10000">
                <text:p>10000</text:p>
              </table:table-cell>
              <table:table-cell office:value-type="float" office:value="0.998653962155753">
                <text:p>0.998653962155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